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</style:style>
    <style:style style:name="P3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0.205cm" fo:margin-right="11.345cm" fo:text-align="start" style:justify-single-word="false" fo:text-indent="0cm" style:auto-text-indent="false"/>
    </style:style>
    <style:style style:name="P6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205cm" fo:margin-right="1.014cm" fo:text-align="start" style:justify-single-word="false" fo:text-indent="0cm" style:auto-text-indent="false"/>
    </style:style>
    <style:style style:name="P8" style:family="paragraph" style:parent-style-name="Standard">
      <style:paragraph-properties fo:margin-left="0.205cm" fo:margin-right="0.711cm" fo:text-align="start" style:justify-single-word="false" fo:text-indent="0cm" style:auto-text-indent="false"/>
    </style:style>
    <style:style style:name="P9" style:family="paragraph" style:parent-style-name="Standard">
      <style:paragraph-properties fo:margin-left="0.205cm" fo:margin-right="0.111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205cm" fo:margin-right="13.852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205cm" fo:margin-right="1.125cm" fo:text-align="start" style:justify-single-word="false" fo:text-indent="0cm" style:auto-text-indent="false"/>
    </style:style>
    <style:style style:name="P12" style:family="paragraph" style:parent-style-name="Standard">
      <style:paragraph-properties fo:margin-left="0.205cm" fo:margin-right="0.503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205cm" fo:margin-right="0.261cm" fo:text-align="start" style:justify-single-word="false" fo:text-indent="0cm" style:auto-text-indent="false"/>
    </style:style>
    <style:style style:name="P14" style:family="paragraph" style:parent-style-name="Standard">
      <style:paragraph-properties fo:margin-left="0.205cm" fo:margin-right="3.39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205cm" fo:margin-right="8.678cm" fo:text-align="start" style:justify-single-word="false" fo:text-indent="0cm" style:auto-text-indent="false"/>
    </style:style>
    <style:style style:name="P16" style:family="paragraph" style:parent-style-name="Standard">
      <style:paragraph-properties fo:margin-left="0.205cm" fo:margin-right="14.591cm" fo:text-align="start" style:justify-single-word="false" fo:text-indent="0cm" style:auto-text-indent="false"/>
    </style:style>
    <style:style style:name="P17" style:family="paragraph" style:parent-style-name="Standard">
      <style:paragraph-properties fo:margin-left="0.205cm" fo:margin-right="1.263cm" fo:text-align="start" style:justify-single-word="false" fo:text-indent="0cm" style:auto-text-indent="false"/>
    </style:style>
    <style:style style:name="P18" style:family="paragraph" style:parent-style-name="Standard">
      <style:paragraph-properties fo:margin-left="0.205cm" fo:margin-right="7.84cm" fo:text-align="start" style:justify-single-word="false" fo:text-indent="0cm" style:auto-text-indent="false"/>
    </style:style>
    <style:style style:name="P19" style:family="paragraph" style:parent-style-name="Standard">
      <style:paragraph-properties fo:margin-left="0.205cm" fo:margin-right="0.64cm" fo:text-align="start" style:justify-single-word="false" fo:text-indent="0cm" style:auto-text-indent="false"/>
    </style:style>
    <style:style style:name="P20" style:family="paragraph" style:parent-style-name="Standard">
      <style:paragraph-properties fo:margin-left="0.205cm" fo:margin-right="7.957cm" fo:text-align="start" style:justify-single-word="false" fo:text-indent="0cm" style:auto-text-indent="false"/>
    </style:style>
    <style:style style:name="P21" style:family="paragraph" style:parent-style-name="Standard">
      <style:paragraph-properties fo:margin-left="0.205cm" fo:margin-right="0.914cm" fo:text-align="start" style:justify-single-word="false" fo:text-indent="0cm" style:auto-text-indent="false"/>
    </style:style>
    <style:style style:name="P22" style:family="paragraph" style:parent-style-name="Standard">
      <style:paragraph-properties fo:margin-left="0.205cm" fo:margin-right="0.228cm" fo:text-align="start" style:justify-single-word="false" fo:text-indent="0cm" style:auto-text-indent="false"/>
    </style:style>
    <style:style style:name="P23" style:family="paragraph" style:parent-style-name="Standard">
      <style:paragraph-properties fo:margin-left="0.205cm" fo:margin-right="1.023cm" fo:text-align="start" style:justify-single-word="false" fo:text-indent="0cm" style:auto-text-indent="false"/>
    </style:style>
    <style:style style:name="P24" style:family="paragraph" style:parent-style-name="Standard">
      <style:paragraph-properties fo:margin-left="0.205cm" fo:margin-right="1.09cm" fo:text-align="start" style:justify-single-word="false" fo:text-indent="0cm" style:auto-text-indent="false"/>
    </style:style>
    <style:style style:name="P25" style:family="paragraph" style:parent-style-name="Standard">
      <style:paragraph-properties fo:margin-left="0.205cm" fo:margin-right="0.171cm" fo:text-align="start" style:justify-single-word="false" fo:text-indent="0cm" style:auto-text-indent="false"/>
    </style:style>
    <style:style style:name="P26" style:family="paragraph" style:parent-style-name="Standard">
      <style:paragraph-properties fo:margin-left="0.205cm" fo:margin-right="0.497cm" fo:text-align="start" style:justify-single-word="false" fo:text-indent="0cm" style:auto-text-indent="false"/>
    </style:style>
    <style:style style:name="P27" style:family="paragraph" style:parent-style-name="Standard">
      <style:paragraph-properties fo:margin-left="0.205cm" fo:margin-right="10.652cm" fo:text-align="start" style:justify-single-word="false" fo:text-indent="0cm" style:auto-text-indent="false"/>
    </style:style>
    <style:style style:name="P28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</style:style>
    <style:style style:name="P29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P30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19c4e9"/>
    </style:style>
    <style:style style:name="P31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rsid="0019c4e9" officeooo:paragraph-rsid="0019c4e9"/>
    </style:style>
    <style:style style:name="P32" style:family="paragraph" style:parent-style-name="Standard" style:master-page-name="Converted1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/>
    </style:style>
    <style:style style:name="T1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2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3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5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6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8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1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8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21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22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6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30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40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41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42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43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4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45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46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Í</text:span><text:span text:style-name="T2">c</text:span><text:span text:style-name="T3">a</text:span><text:span text:style-name="T4">r</text:span><text:span text:style-name="T3">o </text:span><text:span text:style-name="T1">F</text:span><text:span text:style-name="T4">r</text:span><text:span text:style-name="T2">e</text:span><text:span text:style-name="T3">i</text:span><text:span text:style-name="T5">r</text:span><text:span text:style-name="T3">e </text:span><text:span text:style-name="T2">M</text:span><text:span text:style-name="T6">a</text:span><text:span text:style-name="T2">r</text:span><text:span text:style-name="T3">ti</text:span><text:span text:style-name="T1">n</text:span><text:span text:style-name="T3">s </text:span><text:span text:style-name="T1">d</text:span><text:span text:style-name="T3">a </text:span><text:span text:style-name="T1">S</text:span><text:span text:style-name="T3">ilva</text:span></text:p>
      <text:p text:style-name="P4"/>
      <text:p text:style-name="P1"><text:span text:style-name="T7">Br</text:span><text:span text:style-name="T10">a</text:span><text:span text:style-name="T7">s</text:span><text:span text:style-name="T10">il</text:span><text:span text:style-name="T7">e</text:span><text:span text:style-name="T10">i</text:span><text:span text:style-name="T7">ro,</text:span><text:span text:style-name="T12"> </text:span><text:span text:style-name="T7">so</text:span><text:span text:style-name="T10">lt</text:span><text:span text:style-name="T7">e</text:span><text:span text:style-name="T10">i</text:span><text:span text:style-name="T7">ro,</text:span><text:span text:style-name="T12"> </text:span><text:span text:style-name="T7">2</text:span><text:span text:style-name="T8">5</text:span><text:span text:style-name="T7"> anos</text:span></text:p>
      <text:p text:style-name="P1"><text:span text:style-name="T7">Rua</text:span><text:span text:style-name="T10"> E</text:span><text:span text:style-name="T7">sp</text:span><text:span text:style-name="T10">í</text:span><text:span text:style-name="T7">r</text:span><text:span text:style-name="T14">i</text:span><text:span text:style-name="T10">t</text:span><text:span text:style-name="T7">o San</text:span><text:span text:style-name="T10">t</text:span><text:span text:style-name="T7">o n</text:span><text:span text:style-name="T12">ú</text:span><text:span text:style-name="T16">m</text:span><text:span text:style-name="T7">ero</text:span><text:span text:style-name="T12"> </text:span><text:span text:style-name="T7">820</text:span></text:p>
      <text:p text:style-name="P5"><text:span text:style-name="T7">S</text:span><text:span text:style-name="T10">i</text:span><text:span text:style-name="T7">que</text:span><text:span text:style-name="T10">i</text:span><text:span text:style-name="T7">ra</text:span><text:span text:style-name="T14"> </text:span><text:span text:style-name="T7">C</text:span><text:span text:style-name="T10">am</text:span><text:span text:style-name="T7">pos -</text:span><text:span text:style-name="T18"> </text:span><text:span text:style-name="T7">Araca</text:span><text:span text:style-name="T14">j</text:span><text:span text:style-name="T7">u - SE </text:span><text:span text:style-name="T20">T</text:span><text:span text:style-name="T14">e</text:span><text:span text:style-name="T10">l</text:span><text:span text:style-name="T7">efon</text:span><text:span text:style-name="T14">e</text:span><text:span text:style-name="T7">:</text:span><text:span text:style-name="T10"> </text:span><text:span text:style-name="T7">(79)3241-5568</text:span></text:p>
      <text:p text:style-name="P1"><text:span text:style-name="T10">E</text:span><text:span text:style-name="T7">-</text:span><text:span text:style-name="T10">m</text:span><text:span text:style-name="T7">a</text:span><text:span text:style-name="T14">i</text:span><text:span text:style-name="T10">l</text:span><text:span text:style-name="T7">:</text:span><text:span text:style-name="T14"> </text:span><text:a xlink:type="simple" xlink:href="mailto:icarofre99@gmail.com" text:style-name="Internet_20_link" text:visited-style-name="Visited_20_Internet_20_Link"><text:span text:style-name="T10">i</text:span></text:a><text:a xlink:type="simple" xlink:href="mailto:icarofre99@gmail.com" text:style-name="Internet_20_link" text:visited-style-name="Visited_20_Internet_20_Link"><text:span text:style-name="T7">carofre99</text:span></text:a><text:a xlink:type="simple" xlink:href="mailto:icarofre99@gmail.com" text:style-name="Internet_20_link" text:visited-style-name="Visited_20_Internet_20_Link"><text:span text:style-name="T14">@</text:span></text:a><text:a xlink:type="simple" xlink:href="mailto:icarofre99@gmail.com" text:style-name="Internet_20_link" text:visited-style-name="Visited_20_Internet_20_Link"><text:span text:style-name="T12">g</text:span></text:a><text:a xlink:type="simple" xlink:href="mailto:icarofre99@gmail.com" text:style-name="Internet_20_link" text:visited-style-name="Visited_20_Internet_20_Link"><text:span text:style-name="T16">m</text:span></text:a><text:a xlink:type="simple" xlink:href="mailto:icarofre99@gmail.com" text:style-name="Internet_20_link" text:visited-style-name="Visited_20_Internet_20_Link"><text:span text:style-name="T14">a</text:span></text:a><text:a xlink:type="simple" xlink:href="mailto:icarofre99@gmail.com" text:style-name="Internet_20_link" text:visited-style-name="Visited_20_Internet_20_Link"><text:span text:style-name="T10">il</text:span></text:a><text:a xlink:type="simple" xlink:href="mailto:icarofre99@gmail.com" text:style-name="Internet_20_link" text:visited-style-name="Visited_20_Internet_20_Link"><text:span text:style-name="T7">.c</text:span></text:a><text:a xlink:type="simple" xlink:href="mailto:icarofre99@gmail.com" text:style-name="Internet_20_link" text:visited-style-name="Visited_20_Internet_20_Link"><text:span text:style-name="T12">o</text:span></text:a><text:a xlink:type="simple" xlink:href="mailto:icarofre99@gmail.com" text:style-name="Internet_20_link" text:visited-style-name="Visited_20_Internet_20_Link"><text:span text:style-name="T7">m</text:span></text:a></text:p>
      <text:p text:style-name="P2"><text:span text:style-name="T43">B</text:span><text:span text:style-name="T44">l</text:span><text:span text:style-name="T43">og: </text:span><text:span text:style-name="T45"><text:s/></text:span><text:a xlink:type="simple" xlink:href="http://icarofreire.blogspot.com.br/" text:style-name="Internet_20_link" text:visited-style-name="Visited_20_Internet_20_Link"><text:span text:style-name="T46">h</text:span></text:a><text:a xlink:type="simple" xlink:href="http://icarofreire.blogspot.com.br/" text:style-name="Internet_20_link" text:visited-style-name="Visited_20_Internet_20_Link"><text:span text:style-name="T47">tt</text:span></text:a><text:a xlink:type="simple" xlink:href="http://icarofreire.blogspot.com.br/" text:style-name="Internet_20_link" text:visited-style-name="Visited_20_Internet_20_Link"><text:span text:style-name="T48">p</text:span></text:a><text:a xlink:type="simple" xlink:href="http://icarofreire.blogspot.com.br/" text:style-name="Internet_20_link" text:visited-style-name="Visited_20_Internet_20_Link"><text:span text:style-name="T47">:/</text:span></text:a><text:a xlink:type="simple" xlink:href="http://icarofreire.blogspot.com.br/" text:style-name="Internet_20_link" text:visited-style-name="Visited_20_Internet_20_Link"><text:span text:style-name="T49">/</text:span></text:a><text:a xlink:type="simple" xlink:href="http://icarofreire.blogspot.com.br/" text:style-name="Internet_20_link" text:visited-style-name="Visited_20_Internet_20_Link"><text:span text:style-name="T47">i</text:span></text:a><text:a xlink:type="simple" xlink:href="http://icarofreire.blogspot.com.br/" text:style-name="Internet_20_link" text:visited-style-name="Visited_20_Internet_20_Link"><text:span text:style-name="T46">carof</text:span></text:a><text:a xlink:type="simple" xlink:href="http://icarofreire.blogspot.com.br/" text:style-name="Internet_20_link" text:visited-style-name="Visited_20_Internet_20_Link"><text:span text:style-name="T48">r</text:span></text:a><text:a xlink:type="simple" xlink:href="http://icarofreire.blogspot.com.br/" text:style-name="Internet_20_link" text:visited-style-name="Visited_20_Internet_20_Link"><text:span text:style-name="T46">e</text:span></text:a><text:a xlink:type="simple" xlink:href="http://icarofreire.blogspot.com.br/" text:style-name="Internet_20_link" text:visited-style-name="Visited_20_Internet_20_Link"><text:span text:style-name="T47">i</text:span></text:a><text:a xlink:type="simple" xlink:href="http://icarofreire.blogspot.com.br/" text:style-name="Internet_20_link" text:visited-style-name="Visited_20_Internet_20_Link"><text:span text:style-name="T46">re.b</text:span></text:a><text:a xlink:type="simple" xlink:href="http://icarofreire.blogspot.com.br/" text:style-name="Internet_20_link" text:visited-style-name="Visited_20_Internet_20_Link"><text:span text:style-name="T47">l</text:span></text:a><text:a xlink:type="simple" xlink:href="http://icarofreire.blogspot.com.br/" text:style-name="Internet_20_link" text:visited-style-name="Visited_20_Internet_20_Link"><text:span text:style-name="T46">ogspo</text:span></text:a><text:a xlink:type="simple" xlink:href="http://icarofreire.blogspot.com.br/" text:style-name="Internet_20_link" text:visited-style-name="Visited_20_Internet_20_Link"><text:span text:style-name="T47">t</text:span></text:a><text:a xlink:type="simple" xlink:href="http://icarofreire.blogspot.com.br/" text:style-name="Internet_20_link" text:visited-style-name="Visited_20_Internet_20_Link"><text:span text:style-name="T48">.</text:span></text:a><text:a xlink:type="simple" xlink:href="http://icarofreire.blogspot.com.br/" text:style-name="Internet_20_link" text:visited-style-name="Visited_20_Internet_20_Link"><text:span text:style-name="T46">c</text:span></text:a><text:a xlink:type="simple" xlink:href="http://icarofreire.blogspot.com.br/" text:style-name="Internet_20_link" text:visited-style-name="Visited_20_Internet_20_Link"><text:span text:style-name="T48">o</text:span></text:a><text:a xlink:type="simple" xlink:href="http://icarofreire.blogspot.com.br/" text:style-name="Internet_20_link" text:visited-style-name="Visited_20_Internet_20_Link"><text:span text:style-name="T50">m</text:span></text:a><text:a xlink:type="simple" xlink:href="http://icarofreire.blogspot.com.br/" text:style-name="Internet_20_link" text:visited-style-name="Visited_20_Internet_20_Link"><text:span text:style-name="T46">.br/</text:span></text:a></text:p>
      <text:p text:style-name="P6"/>
      <text:p text:style-name="P3"><text:span text:style-name="T11">O</text:span><text:span text:style-name="T9">bjet</text:span><text:span text:style-name="T11">i</text:span><text:span text:style-name="T9">vo:</text:span></text:p>
      <text:p text:style-name="P7"><text:span text:style-name="T7">A</text:span><text:span text:style-name="T10">t</text:span><text:span text:style-name="T7">uar na ár</text:span><text:span text:style-name="T14">e</text:span><text:span text:style-name="T7">a de Info</text:span><text:span text:style-name="T12">r</text:span><text:span text:style-name="T16">m</text:span><text:span text:style-name="T14">á</text:span><text:span text:style-name="T10">ti</text:span><text:span text:style-name="T14">c</text:span><text:span text:style-name="T7">a c</text:span><text:span text:style-name="T12">o</text:span><text:span text:style-name="T16">m</text:span><text:span text:style-name="T7">o</text:span><text:span text:style-name="T12"> </text:span><text:span text:style-name="T10">P</text:span><text:span text:style-name="T7">rogr</text:span><text:span text:style-name="T14">a</text:span><text:span text:style-name="T16">m</text:span><text:span text:style-name="T14">a</text:span><text:span text:style-name="T7">dor c</text:span><text:span text:style-name="T12">o</text:span><text:span text:style-name="T7">m</text:span><text:span text:style-name="T10"> </text:span><text:span text:style-name="T7">foco no desenvo</text:span><text:span text:style-name="T10">l</text:span><text:span text:style-name="T7">v</text:span><text:span text:style-name="T14">i</text:span><text:span text:style-name="T10">m</text:span><text:span text:style-name="T7">en</text:span><text:span text:style-name="T10">t</text:span><text:span text:style-name="T7">o</text:span><text:span text:style-name="T12"> </text:span><text:span text:style-name="T7">B</text:span><text:span text:style-name="T10">a</text:span><text:span text:style-name="T7">ck-</text:span><text:span text:style-name="T10">E</text:span><text:span text:style-name="T7">nd</text:span><text:span text:style-name="T12"> </text:span><text:span text:style-name="T7">de </text:span><text:span text:style-name="T10">s</text:span><text:span text:style-name="T7">of</text:span><text:span text:style-name="T10">t</text:span><text:span text:style-name="T7">ware.</text:span></text:p>
      <text:p text:style-name="P4"/>
      <text:p text:style-name="P1"><text:span text:style-name="T11">P</text:span><text:span text:style-name="T9">er</text:span><text:span text:style-name="T13">f</text:span><text:span text:style-name="T11">il</text:span><text:span text:style-name="T9">:</text:span></text:p>
      <text:p text:style-name="P8"><text:span text:style-name="T7">Bom</text:span><text:span text:style-name="T10"> </text:span><text:span text:style-name="T7">en</text:span><text:span text:style-name="T10">t</text:span><text:span text:style-name="T7">en</text:span><text:span text:style-name="T12">d</text:span><text:span text:style-name="T14">i</text:span><text:span text:style-name="T16">m</text:span><text:span text:style-name="T7">e</text:span><text:span text:style-name="T12">n</text:span><text:span text:style-name="T10">t</text:span><text:span text:style-name="T7">o de para</text:span><text:span text:style-name="T12">d</text:span><text:span text:style-name="T10">i</text:span><text:span text:style-name="T12">g</text:span><text:span text:style-name="T16">m</text:span><text:span text:style-name="T7">as</text:span><text:span text:style-name="T12"> </text:span><text:span text:style-name="T7">de progra</text:span><text:span text:style-name="T10">m</text:span><text:span text:style-name="T7">a</text:span><text:span text:style-name="T14">ç</text:span><text:span text:style-name="T7">ão e es</text:span><text:span text:style-name="T10">t</text:span><text:span text:style-name="T7">ru</text:span><text:span text:style-name="T10">t</text:span><text:span text:style-name="T7">u</text:span><text:span text:style-name="T12">r</text:span><text:span text:style-name="T7">as de dados c</text:span><text:span text:style-name="T12">o</text:span><text:span text:style-name="T16">m</text:span><text:span text:style-name="T7">p</text:span><text:span text:style-name="T14">l</text:span><text:span text:style-name="T7">exas c</text:span><text:span text:style-name="T12">o</text:span><text:span text:style-name="T7">m</text:span><text:span text:style-name="T10"> </text:span><text:span text:style-name="T7">p</text:span><text:span text:style-name="T10">l</text:span><text:span text:style-name="T7">eno </text:span><text:span text:style-name="T10">i</text:span><text:span text:style-name="T7">n</text:span><text:span text:style-name="T10">t</text:span><text:span text:style-name="T7">eresse</text:span><text:span text:style-name="T14"> </text:span><text:span text:style-name="T7">em</text:span><text:span text:style-name="T10"> </text:span><text:span text:style-name="T7">pro</text:span><text:span text:style-name="T14">j</text:span><text:span text:style-name="T7">e</text:span><text:span text:style-name="T10">t</text:span><text:span text:style-name="T7">os de desenvo</text:span><text:span text:style-name="T10">l</text:span><text:span text:style-name="T7">v</text:span><text:span text:style-name="T14">i</text:span><text:span text:style-name="T10">m</text:span><text:span text:style-name="T7">en</text:span><text:span text:style-name="T10">t</text:span><text:span text:style-name="T7">o</text:span><text:span text:style-name="T12"> </text:span><text:span text:style-name="T7">B</text:span><text:span text:style-name="T10">a</text:span><text:span text:style-name="T7">ck-</text:span><text:span text:style-name="T10">E</text:span><text:span text:style-name="T7">nd</text:span><text:span text:style-name="T12"> </text:span><text:span text:style-name="T7">de </text:span><text:span text:style-name="T10">s</text:span><text:span text:style-name="T7">of</text:span><text:span text:style-name="T10">t</text:span><text:span text:style-name="T7">ware,</text:span><text:span text:style-name="T12"> </text:span><text:span text:style-name="T7">e reso</text:span><text:span text:style-name="T10">l</text:span><text:span text:style-name="T7">ução</text:span><text:span text:style-name="T12"> </text:span><text:span text:style-name="T7">de prob</text:span><text:span text:style-name="T10">l</text:span><text:span text:style-name="T14">e</text:span><text:span text:style-name="T10">m</text:span><text:span text:style-name="T7">as co</text:span><text:span text:style-name="T10">m</text:span><text:span text:style-name="T7">pu</text:span><text:span text:style-name="T10">t</text:span><text:span text:style-name="T14">a</text:span><text:span text:style-name="T7">c</text:span><text:span text:style-name="T10">i</text:span><text:span text:style-name="T7">on</text:span><text:span text:style-name="T14">a</text:span><text:span text:style-name="T10">i</text:span><text:span text:style-name="T7">s.</text:span></text:p>
      <text:p text:style-name="P9"><text:span text:style-name="T7">Progra</text:span><text:span text:style-name="T10">m</text:span><text:span text:style-name="T7">ador hob</text:span><text:span text:style-name="T21">b</text:span><text:span text:style-name="T23">y</text:span><text:span text:style-name="T12">s</text:span><text:span text:style-name="T10">t</text:span><text:span text:style-name="T7">a,</text:span><text:span text:style-name="T12"> </text:span><text:span text:style-name="T7">e au</text:span><text:span text:style-name="T10">t</text:span><text:span text:style-name="T7">od</text:span><text:span text:style-name="T10">i</text:span><text:span text:style-name="T12">d</text:span><text:span text:style-name="T7">a</text:span><text:span text:style-name="T10">t</text:span><text:span text:style-name="T7">a</text:span><text:span text:style-name="T14"> </text:span><text:span text:style-name="T7">em</text:span><text:span text:style-name="T10"> </text:span><text:span text:style-name="T7">vár</text:span><text:span text:style-name="T14">i</text:span><text:span text:style-name="T7">as </text:span><text:span text:style-name="T10">li</text:span><text:span text:style-name="T7">nguagens</text:span><text:span text:style-name="T12"> </text:span><text:span text:style-name="T7">de progra</text:span><text:span text:style-name="T10">m</text:span><text:span text:style-name="T7">a</text:span><text:span text:style-name="T14">ç</text:span><text:span text:style-name="T7">ão, arqu</text:span><text:span text:style-name="T14">i</text:span><text:span text:style-name="T10">t</text:span><text:span text:style-name="T7">e</text:span><text:span text:style-name="T10">t</text:span><text:span text:style-name="T7">ura</text:span><text:span text:style-name="T14"> </text:span><text:span text:style-name="T7">de processadores, ferr</text:span><text:span text:style-name="T14">a</text:span><text:span text:style-name="T16">m</text:span><text:span text:style-name="T7">e</text:span><text:span text:style-name="T12">n</text:span><text:span text:style-name="T10">t</text:span><text:span text:style-name="T7">as de de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e s</text:span><text:span text:style-name="T10">i</text:span><text:span text:style-name="T7">s</text:span><text:span text:style-name="T10">t</text:span><text:span text:style-name="T14">e</text:span><text:span text:style-name="T16">m</text:span><text:span text:style-name="T7">as</text:span><text:span text:style-name="T12"> </text:span><text:span text:style-name="T7">operac</text:span><text:span text:style-name="T10">i</text:span><text:span text:style-name="T7">o</text:span><text:span text:style-name="T12">n</text:span><text:span text:style-name="T7">a</text:span><text:span text:style-name="T10">i</text:span><text:span text:style-name="T7">s;</text:span><text:span text:style-name="T14"> </text:span><text:span text:style-name="T7">vo</text:span><text:span text:style-name="T10">l</text:span><text:span text:style-name="T7">un</text:span><text:span text:style-name="T10">t</text:span><text:span text:style-name="T7">ár</text:span><text:span text:style-name="T10">i</text:span><text:span text:style-name="T7">o</text:span><text:span text:style-name="T12"> </text:span><text:span text:style-name="T7">para qua</text:span><text:span text:style-name="T10">l</text:span><text:span text:style-name="T7">q</text:span><text:span text:style-name="T12">u</text:span><text:span text:style-name="T7">er </text:span><text:span text:style-name="T10">t</text:span><text:span text:style-name="T7">arefa</text:span><text:span text:style-name="T14"> </text:span><text:span text:style-name="T7">desaf</text:span><text:span text:style-name="T10">i</text:span><text:span text:style-name="T7">adora,</text:span><text:span text:style-name="T12"> </text:span><text:span text:style-name="T7">au</text:span><text:span text:style-name="T10">t</text:span><text:span text:style-name="T12">o</text:span><text:span text:style-name="T16">m</text:span><text:span text:style-name="T12">o</text:span><text:span text:style-name="T10">ti</text:span><text:span text:style-name="T7">vado,</text:span><text:span text:style-name="T12"> </text:span><text:span text:style-name="T7">e </text:span><text:span text:style-name="T10">i</text:span><text:span text:style-name="T7">n</text:span><text:span text:style-name="T10">t</text:span><text:span text:style-name="T14">e</text:span><text:span text:style-name="T10">i</text:span><text:span text:style-name="T7">r</text:span><text:span text:style-name="T14">a</text:span><text:span text:style-name="T16">m</text:span><text:span text:style-name="T14">e</text:span><text:span text:style-name="T7">n</text:span><text:span text:style-name="T10">t</text:span><text:span text:style-name="T7">e</text:span><text:span text:style-name="T14"> </text:span><text:span text:style-name="T7">d</text:span><text:span text:style-name="T10">i</text:span><text:span text:style-name="T7">spon</text:span><text:span text:style-name="T10">í</text:span><text:span text:style-name="T7">vel</text:span><text:span text:style-name="T14"> </text:span><text:span text:style-name="T7">ao aprend</text:span><text:span text:style-name="T10">i</text:span><text:span text:style-name="T14">z</text:span><text:span text:style-name="T7">ado de novas </text:span><text:span text:style-name="T10">t</text:span><text:span text:style-name="T14">e</text:span><text:span text:style-name="T7">cno</text:span><text:span text:style-name="T10">l</text:span><text:span text:style-name="T7">og</text:span><text:span text:style-name="T14">i</text:span><text:span text:style-name="T7">as e </text:span><text:span text:style-name="T16">m</text:span><text:span text:style-name="T14">e</text:span><text:span text:style-name="T10">t</text:span><text:span text:style-name="T7">od</text:span><text:span text:style-name="T12">o</text:span><text:span text:style-name="T10">l</text:span><text:span text:style-name="T7">og</text:span><text:span text:style-name="T10">i</text:span><text:span text:style-name="T7">as de</text:span><text:span text:style-name="T14"> </text:span><text:span text:style-name="T7">d</text:span><text:span text:style-name="T16">e</text:span><text:span text:style-name="T7">senv</text:span><text:span text:style-name="T12">o</text:span><text:span text:style-name="T10">l</text:span><text:span text:style-name="T7">v</text:span><text:span text:style-name="T14">i</text:span><text:span text:style-name="T16">m</text:span><text:span text:style-name="T7">e</text:span><text:span text:style-name="T12">n</text:span><text:span text:style-name="T10">t</text:span><text:span text:style-name="T7">o, s</text:span><text:span text:style-name="T14">e</text:span><text:span text:style-name="T16">m</text:span><text:span text:style-name="T7">pre</text:span><text:span text:style-name="T14"> </text:span><text:span text:style-name="T7">aber</text:span><text:span text:style-name="T10">t</text:span><text:span text:style-name="T7">o</text:span><text:span text:style-name="T12"> </text:span><text:span text:style-name="T7">ao conhec</text:span><text:span text:style-name="T14">i</text:span><text:span text:style-name="T10">m</text:span><text:span text:style-name="T7">en</text:span><text:span text:style-name="T10">t</text:span><text:span text:style-name="T7">o</text:span><text:span text:style-name="T12"> </text:span><text:span text:style-name="T7">e novos desaf</text:span><text:span text:style-name="T10">i</text:span><text:span text:style-name="T7">os.</text:span></text:p>
      <text:p text:style-name="P4"/>
      <text:p text:style-name="P1"><text:span text:style-name="T11">C</text:span><text:span text:style-name="T9">onhec</text:span><text:span text:style-name="T17">i</text:span><text:span text:style-name="T22">m</text:span><text:span text:style-name="T9">ent</text:span><text:span text:style-name="T25">o</text:span><text:span text:style-name="T9">s</text:span><text:span text:style-name="T27"> </text:span><text:span text:style-name="T9">T</text:span><text:span text:style-name="T11">é</text:span><text:span text:style-name="T9">cn</text:span><text:span text:style-name="T15">i</text:span><text:span text:style-name="T9">cos:</text:span></text:p>
      <text:p text:style-name="P10"><text:span text:style-name="T10">Li</text:span><text:span text:style-name="T7">nguag</text:span><text:span text:style-name="T14">e</text:span><text:span text:style-name="T7">m</text:span><text:span text:style-name="T10"> </text:span><text:span text:style-name="T7">C; </text:span><text:span text:style-name="T10">Li</text:span><text:span text:style-name="T7">nguag</text:span><text:span text:style-name="T14">e</text:span><text:span text:style-name="T7">m</text:span><text:span text:style-name="T10"> </text:span><text:span text:style-name="T7">C++; </text:span><text:span text:style-name="T12">P</text:span><text:span text:style-name="T28">y</text:span><text:span text:style-name="T10">t</text:span><text:span text:style-name="T7">ho</text:span><text:span text:style-name="T12">n</text:span><text:span text:style-name="T7">;</text:span></text:p>
      <text:p text:style-name="P1"><text:span text:style-name="T10">P</text:span><text:span text:style-name="T7">HP;</text:span></text:p>
      <text:p text:style-name="P1"><text:span text:style-name="T7">Java - P</text:span><text:span text:style-name="T10">l</text:span><text:span text:style-name="T7">a</text:span><text:span text:style-name="T10">t</text:span><text:span text:style-name="T7">afo</text:span><text:span text:style-name="T12">r</text:span><text:span text:style-name="T10">m</text:span><text:span text:style-name="T7">a JS</text:span><text:span text:style-name="T10">E/</text:span><text:span text:style-name="T7">J2S</text:span><text:span text:style-name="T10">E</text:span><text:span text:style-name="T7">(Desk</text:span><text:span text:style-name="T10">t</text:span><text:span text:style-name="T7">op):</text:span></text:p>
      <text:p text:style-name="P11"><text:span text:style-name="T7">• P</text:span><text:span text:style-name="T26">o</text:span><text:span text:style-name="T7">ssuo co</text:span><text:span text:style-name="T10">m</text:span><text:span text:style-name="T7">o </text:span><text:span text:style-name="T10">m</text:span><text:span text:style-name="T14">é</text:span><text:span text:style-name="T10">t</text:span><text:span text:style-name="T7">odo de</text:span><text:span text:style-name="T14"> </text:span><text:span text:style-name="T7">desenvo</text:span><text:span text:style-name="T10">l</text:span><text:span text:style-name="T7">v</text:span><text:span text:style-name="T14">i</text:span><text:span text:style-name="T16">m</text:span><text:span text:style-name="T14">e</text:span><text:span text:style-name="T7">n</text:span><text:span text:style-name="T10">t</text:span><text:span text:style-name="T7">o da</text:span><text:span text:style-name="T14"> </text:span><text:span text:style-name="T7">In</text:span><text:span text:style-name="T10">t</text:span><text:span text:style-name="T7">erface</text:span><text:span text:style-name="T14"> </text:span><text:span text:style-name="T7">Gráf</text:span><text:span text:style-name="T10">i</text:span><text:span text:style-name="T7">ca</text:span><text:span text:style-name="T14"> </text:span><text:span text:style-name="T7">do </text:span><text:span text:style-name="T10">U</text:span><text:span text:style-name="T7">suár</text:span><text:span text:style-name="T10">i</text:span><text:span text:style-name="T7">o,</text:span><text:span text:style-name="T12"> </text:span><text:span text:style-name="T7">escrever </text:span><text:span text:style-name="T10">t</text:span><text:span text:style-name="T7">odo</text:span><text:span text:style-name="T12"> </text:span><text:span text:style-name="T7">o cód</text:span><text:span text:style-name="T10">i</text:span><text:span text:style-name="T7">go </text:span><text:span text:style-name="T10">m</text:span><text:span text:style-name="T7">an</text:span><text:span text:style-name="T12">u</text:span><text:span text:style-name="T7">a</text:span><text:span text:style-name="T14">l</text:span><text:span text:style-name="T16">m</text:span><text:span text:style-name="T14">e</text:span><text:span text:style-name="T7">n</text:span><text:span text:style-name="T10">t</text:span><text:span text:style-name="T7">e,</text:span><text:span text:style-name="T12"> </text:span><text:span text:style-name="T7">sem</text:span><text:span text:style-name="T10"> </text:span><text:span text:style-name="T7">a u</text:span><text:span text:style-name="T10">t</text:span><text:span text:style-name="T14">i</text:span><text:span text:style-name="T10">li</text:span><text:span text:style-name="T14">z</text:span><text:span text:style-name="T7">ação</text:span><text:span text:style-name="T12"> </text:span><text:span text:style-name="T7">de ferr</text:span><text:span text:style-name="T14">a</text:span><text:span text:style-name="T16">m</text:span><text:span text:style-name="T7">e</text:span><text:span text:style-name="T12">n</text:span><text:span text:style-name="T10">t</text:span><text:span text:style-name="T7">as cons</text:span><text:span text:style-name="T10">t</text:span><text:span text:style-name="T7">ru</text:span><text:span text:style-name="T10">t</text:span><text:span text:style-name="T7">oras</text:span><text:span text:style-name="T12"> </text:span><text:span text:style-name="T7">de In</text:span><text:span text:style-name="T10">t</text:span><text:span text:style-name="T7">erfa</text:span><text:span text:style-name="T14">c</text:span><text:span text:style-name="T7">e Gráf</text:span><text:span text:style-name="T10">i</text:span><text:span text:style-name="T7">ca</text:span></text:p>
      <text:p text:style-name="P1"><text:span text:style-name="T26">(</text:span><text:span text:style-name="T7">GUI bu</text:span><text:span text:style-name="T10">il</text:span><text:span text:style-name="T12">d</text:span><text:span text:style-name="T7">er /</text:span><text:span text:style-name="T10"> </text:span><text:span text:style-name="T7">GUI D</text:span><text:span text:style-name="T16">e</text:span><text:span text:style-name="T7">s</text:span><text:span text:style-name="T10">i</text:span><text:span text:style-name="T7">gner).</text:span></text:p>
      <text:p text:style-name="P4"/>
      <text:p text:style-name="P1"><text:span text:style-name="T9">D</text:span><text:span text:style-name="T17">e</text:span><text:span text:style-name="T9">senvo</text:span><text:span text:style-name="T11">l</text:span><text:span text:style-name="T13">v</text:span><text:span text:style-name="T17">i</text:span><text:span text:style-name="T13">m</text:span><text:span text:style-name="T9">ento </text:span><text:span text:style-name="T17">e</text:span><text:span text:style-name="T9">m</text:span><text:span text:style-name="T13"> </text:span><text:span text:style-name="T9">Ba</text:span><text:span text:style-name="T15">i</text:span><text:span text:style-name="T25">x</text:span><text:span text:style-name="T9">o</text:span><text:span text:style-name="T13"> </text:span><text:span text:style-name="T9">N</text:span><text:span text:style-name="T11">í</text:span><text:span text:style-name="T9">ve</text:span><text:span text:style-name="T11">l</text:span><text:span text:style-name="T9">:</text:span></text:p>
      <text:p text:style-name="P12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sof</text:span><text:span text:style-name="T10">t</text:span><text:span text:style-name="T7">ware</text:span><text:span text:style-name="T14"> </text:span><text:span text:style-name="T7">em</text:span><text:span text:style-name="T10"> li</text:span><text:span text:style-name="T7">ng</text:span><text:span text:style-name="T12">u</text:span><text:span text:style-name="T7">ag</text:span><text:span text:style-name="T14">e</text:span><text:span text:style-name="T7">m</text:span><text:span text:style-name="T29"> </text:span><text:span text:style-name="T7">A</text:span><text:span text:style-name="T10">s</text:span><text:span text:style-name="T7">s</text:span><text:span text:style-name="T14">e</text:span><text:span text:style-name="T16">m</text:span><text:span text:style-name="T7">b</text:span><text:span text:style-name="T30">l</text:span><text:span text:style-name="T7">y</text:span><text:span text:style-name="T26"> </text:span><text:span text:style-name="T7">u</text:span><text:span text:style-name="T10">ti</text:span><text:span text:style-name="T14">l</text:span><text:span text:style-name="T10">i</text:span><text:span text:style-name="T7">zando</text:span><text:span text:style-name="T12"> </text:span><text:span text:style-name="T7">a s</text:span><text:span text:style-name="T10">i</text:span><text:span text:style-name="T7">n</text:span><text:span text:style-name="T10">t</text:span><text:span text:style-name="T7">axe</text:span><text:span text:style-name="T14"> </text:span><text:span text:style-name="T7">IN</text:span><text:span text:style-name="T10">TEL</text:span><text:span text:style-name="T7">,</text:span><text:span text:style-name="T12"> </text:span><text:span text:style-name="T10">t</text:span><text:span text:style-name="T7">endo c</text:span><text:span text:style-name="T12">o</text:span><text:span text:style-name="T16">m</text:span><text:span text:style-name="T7">o ferr</text:span><text:span text:style-name="T14">a</text:span><text:span text:style-name="T16">m</text:span><text:span text:style-name="T7">e</text:span><text:span text:style-name="T12">n</text:span><text:span text:style-name="T10">t</text:span><text:span text:style-name="T7">a de</text:span><text:span text:style-name="T14"> </text:span><text:span text:style-name="T7">desenvo</text:span><text:span text:style-name="T10">l</text:span><text:span text:style-name="T7">v</text:span><text:span text:style-name="T14">i</text:span><text:span text:style-name="T16">m</text:span><text:span text:style-name="T14">e</text:span><text:span text:style-name="T7">n</text:span><text:span text:style-name="T10">t</text:span><text:span text:style-name="T7">o </text:span><text:span text:style-name="T10">m</text:span><text:span text:style-name="T7">o</text:span><text:span text:style-name="T12">n</text:span><text:span text:style-name="T10">t</text:span><text:span text:style-name="T7">adores c</text:span><text:span text:style-name="T12">o</text:span><text:span text:style-name="T16">m</text:span><text:span text:style-name="T7">o</text:span><text:span text:style-name="T12"> </text:span><text:span text:style-name="T7">N</text:span><text:span text:style-name="T16">a</text:span><text:span text:style-name="T12">s</text:span><text:span text:style-name="T7">m</text:span><text:span text:style-name="T10"> </text:span><text:span text:style-name="T7">e</text:span><text:span text:style-name="T31"> </text:span><text:span text:style-name="T32">Y</text:span><text:span text:style-name="T7">a</text:span><text:span text:style-name="T12">s</text:span><text:span text:style-name="T16">m</text:span><text:span text:style-name="T7">;</text:span></text:p>
      <text:p text:style-name="P1"><text:span text:style-name="T10">Li</text:span><text:span text:style-name="T7">nguag</text:span><text:span text:style-name="T14">e</text:span><text:span text:style-name="T7">m</text:span><text:span text:style-name="T34"> </text:span><text:span text:style-name="T10">A</text:span><text:span text:style-name="T7">sse</text:span><text:span text:style-name="T10">m</text:span><text:span text:style-name="T7">b</text:span><text:span text:style-name="T30">l</text:span><text:span text:style-name="T7">y</text:span><text:span text:style-name="T35"> </text:span><text:span text:style-name="T7">Arqu</text:span><text:span text:style-name="T10">it</text:span><text:span text:style-name="T7">e</text:span><text:span text:style-name="T10">t</text:span><text:span text:style-name="T7">u</text:span><text:span text:style-name="T12">r</text:span><text:span text:style-name="T7">a In</text:span><text:span text:style-name="T10">t</text:span><text:span text:style-name="T7">el</text:span><text:span text:style-name="T14"> </text:span><text:span text:style-name="T7">de 32 b</text:span><text:span text:style-name="T10">it</text:span><text:span text:style-name="T7">s(x86</text:span><text:span text:style-name="T12">-</text:span><text:span text:style-name="T7">32</text:span><text:span text:style-name="T10">/</text:span><text:span text:style-name="T7">IA-32), S</text:span><text:span text:style-name="T10">i</text:span><text:span text:style-name="T7">n</text:span><text:span text:style-name="T10">t</text:span><text:span text:style-name="T7">axe In</text:span><text:span text:style-name="T14">t</text:span><text:span text:style-name="T7">e</text:span><text:span text:style-name="T10">l</text:span><text:span text:style-name="T7">:</text:span><text:span text:style-name="T14"> </text:span><text:span text:style-name="T7">80386, 80486,</text:span></text:p>
      <text:p text:style-name="P29">80586, 80686;</text:p>
      <text:p text:style-name="P13"><text:span text:style-name="T10">Li</text:span><text:span text:style-name="T7">nguag</text:span><text:span text:style-name="T14">e</text:span><text:span text:style-name="T7">m</text:span><text:span text:style-name="T34"> </text:span><text:span text:style-name="T10">A</text:span><text:span text:style-name="T7">sse</text:span><text:span text:style-name="T10">m</text:span><text:span text:style-name="T7">b</text:span><text:span text:style-name="T30">l</text:span><text:span text:style-name="T7">y</text:span><text:span text:style-name="T35"> </text:span><text:span text:style-name="T7">Arqu</text:span><text:span text:style-name="T10">it</text:span><text:span text:style-name="T7">e</text:span><text:span text:style-name="T10">t</text:span><text:span text:style-name="T7">u</text:span><text:span text:style-name="T12">r</text:span><text:span text:style-name="T7">a In</text:span><text:span text:style-name="T10">t</text:span><text:span text:style-name="T7">el</text:span><text:span text:style-name="T14"> </text:span><text:span text:style-name="T7">de 64 b</text:span><text:span text:style-name="T10">it</text:span><text:span text:style-name="T7">s(x86</text:span><text:span text:style-name="T12">-</text:span><text:span text:style-name="T7">64</text:span><text:span text:style-name="T10">/E</text:span><text:span text:style-name="T7">M64</text:span><text:span text:style-name="T10">T</text:span><text:span text:style-name="T7">), S</text:span><text:span text:style-name="T10">i</text:span><text:span text:style-name="T7">n</text:span><text:span text:style-name="T10">t</text:span><text:span text:style-name="T7">a</text:span><text:span text:style-name="T12">x</text:span><text:span text:style-name="T7">e In</text:span><text:span text:style-name="T10">t</text:span><text:span text:style-name="T14">e</text:span><text:span text:style-name="T10">l</text:span><text:span text:style-name="T7">:</text:span><text:span text:style-name="T10"> </text:span><text:span text:style-name="T7">c</text:span><text:span text:style-name="T12">o</text:span><text:span text:style-name="T7">m</text:span><text:span text:style-name="T10"> </text:span><text:span text:style-name="T7">o con</text:span><text:span text:style-name="T14">j</text:span><text:span text:style-name="T7">un</text:span><text:span text:style-name="T10">t</text:span><text:span text:style-name="T7">o de </text:span><text:span text:style-name="T10">i</text:span><text:span text:style-name="T7">ns</text:span><text:span text:style-name="T10">t</text:span><text:span text:style-name="T7">ruções</text:span><text:span text:style-name="T12"> </text:span><text:span text:style-name="T10">M</text:span><text:span text:style-name="T7">MX, </text:span><text:span text:style-name="T10">S</text:span><text:span text:style-name="T7">S</text:span><text:span text:style-name="T10">E</text:span><text:span text:style-name="T7">, SS</text:span><text:span text:style-name="T10">E</text:span><text:span text:style-name="T7">2 e SS</text:span><text:span text:style-name="T10">E</text:span><text:span text:style-name="T7">3.</text:span></text:p>
      <text:p text:style-name="P4"/>
      <text:p text:style-name="P1"><text:span text:style-name="T9">D</text:span><text:span text:style-name="T17">e</text:span><text:span text:style-name="T9">senvo</text:span><text:span text:style-name="T11">l</text:span><text:span text:style-name="T13">v</text:span><text:span text:style-name="T17">i</text:span><text:span text:style-name="T13">m</text:span><text:span text:style-name="T9">ento</text:span><text:span text:style-name="T27"> </text:span><text:span text:style-name="T19">W</text:span><text:span text:style-name="T9">eb:</text:span></text:p>
      <text:p text:style-name="P14"><text:span text:style-name="T10">Li</text:span><text:span text:style-name="T7">nguagens:</text:span><text:span text:style-name="T14"> </text:span><text:span text:style-name="T7">H</text:span><text:span text:style-name="T10">T</text:span><text:span text:style-name="T7">M</text:span><text:span text:style-name="T10">L</text:span><text:span text:style-name="T7">, </text:span><text:span text:style-name="T10">X</text:span><text:span text:style-name="T7">M</text:span><text:span text:style-name="T10">L</text:span><text:span text:style-name="T7">,</text:span><text:span text:style-name="T12"> </text:span><text:span text:style-name="T7">Conh</text:span><text:span text:style-name="T10">e</text:span><text:span text:style-name="T7">c</text:span><text:span text:style-name="T14">i</text:span><text:span text:style-name="T16">m</text:span><text:span text:style-name="T14">e</text:span><text:span text:style-name="T7">n</text:span><text:span text:style-name="T10">t</text:span><text:span text:style-name="T7">o </text:span><text:span text:style-name="T10">i</text:span><text:span text:style-name="T12">n</text:span><text:span text:style-name="T10">t</text:span><text:span text:style-name="T7">e</text:span><text:span text:style-name="T12">r</text:span><text:span text:style-name="T16">m</text:span><text:span text:style-name="T7">e</text:span><text:span text:style-name="T12">d</text:span><text:span text:style-name="T10">i</text:span><text:span text:style-name="T7">ár</text:span><text:span text:style-name="T10">i</text:span><text:span text:style-name="T7">o</text:span><text:span text:style-name="T12"> </text:span><text:span text:style-name="T7">em</text:span><text:span text:style-name="T10"> </text:span><text:span text:style-name="T7">JavaScr</text:span><text:span text:style-name="T10">i</text:span><text:span text:style-name="T12">p</text:span><text:span text:style-name="T7">t</text:span><text:span text:style-name="T10"> </text:span><text:span text:style-name="T7">e CSS; </text:span><text:span text:style-name="T10">Li</text:span><text:span text:style-name="T7">nguag</text:span><text:span text:style-name="T14">e</text:span><text:span text:style-name="T7">m</text:span><text:span text:style-name="T10"> </text:span><text:span text:style-name="T7">d</text:span><text:span text:style-name="T10">i</text:span><text:span text:style-name="T7">n</text:span><text:span text:style-name="T14">â</text:span><text:span text:style-name="T10">mi</text:span><text:span text:style-name="T14">c</text:span><text:span text:style-name="T7">a para</text:span><text:span text:style-name="T14"> </text:span><text:span text:style-name="T10">D</text:span><text:span text:style-name="T7">esenvo</text:span><text:span text:style-name="T10">l</text:span><text:span text:style-name="T12">v</text:span><text:span text:style-name="T10">im</text:span><text:span text:style-name="T7">en</text:span><text:span text:style-name="T10">t</text:span><text:span text:style-name="T7">o</text:span><text:span text:style-name="T26"> </text:span><text:span text:style-name="T36">W</text:span><text:span text:style-name="T7">eb:</text:span><text:span text:style-name="T14"> </text:span><text:span text:style-name="T10">P</text:span><text:span text:style-name="T7">HP;</text:span></text:p>
      <text:p text:style-name="P1"><text:span text:style-name="T7">B</text:span><text:span text:style-name="T10">a</text:span><text:span text:style-name="T7">nco de</text:span><text:span text:style-name="T14"> </text:span><text:span text:style-name="T10">D</text:span><text:span text:style-name="T7">ados:</text:span><text:span text:style-name="T10"> </text:span><text:span text:style-name="T7">SQ</text:span><text:span text:style-name="T10">L</text:span><text:span text:style-name="T7">, </text:span><text:span text:style-name="T12">M</text:span><text:span text:style-name="T28">y</text:span><text:span text:style-name="T7">Sq</text:span><text:span text:style-name="T10">l</text:span><text:span text:style-name="T7">,</text:span><text:span text:style-name="T12"> </text:span><text:span text:style-name="T7">php</text:span><text:span text:style-name="T12">M</text:span><text:span text:style-name="T28">y</text:span><text:span text:style-name="T7">A</text:span><text:span text:style-name="T12">d</text:span><text:span text:style-name="T16">m</text:span><text:span text:style-name="T10">i</text:span><text:span text:style-name="T7">n.</text:span></text:p>
      <text:p text:style-name="P4"/>
      <text:p text:style-name="P1"><text:span text:style-name="T9">Banc</text:span><text:span text:style-name="T25">o</text:span><text:span text:style-name="T9">s de Dados:</text:span></text:p>
      <text:p text:style-name="P15"><text:span text:style-name="T10">Li</text:span><text:span text:style-name="T7">nguag</text:span><text:span text:style-name="T14">e</text:span><text:span text:style-name="T7">m</text:span><text:span text:style-name="T10"> </text:span><text:span text:style-name="T7">SQ</text:span><text:span text:style-name="T10">L</text:span><text:span text:style-name="T7">(Conh</text:span><text:span text:style-name="T10">e</text:span><text:span text:style-name="T7">c</text:span><text:span text:style-name="T14">i</text:span><text:span text:style-name="T10">m</text:span><text:span text:style-name="T7">en</text:span><text:span text:style-name="T10">t</text:span><text:span text:style-name="T7">o</text:span><text:span text:style-name="T12"> </text:span><text:span text:style-name="T10">i</text:span><text:span text:style-name="T7">n</text:span><text:span text:style-name="T10">t</text:span><text:span text:style-name="T7">e</text:span><text:span text:style-name="T12">r</text:span><text:span text:style-name="T10">m</text:span><text:span text:style-name="T7">ed</text:span><text:span text:style-name="T10">i</text:span><text:span text:style-name="T7">á</text:span><text:span text:style-name="T12">r</text:span><text:span text:style-name="T10">i</text:span><text:span text:style-name="T7">o); </text:span><text:span text:style-name="T12">M</text:span><text:span text:style-name="T23">y</text:span><text:span text:style-name="T7">S</text:span><text:span text:style-name="T12">Q</text:span><text:span text:style-name="T10">L</text:span><text:span text:style-name="T7">;</text:span></text:p>
      <text:p text:style-name="P16"><text:span text:style-name="T10">S</text:span><text:span text:style-name="T7">Q</text:span><text:span text:style-name="T10">L</text:span><text:span text:style-name="T14">i</text:span><text:span text:style-name="T10">t</text:span><text:span text:style-name="T7">e; P</text:span><text:span text:style-name="T26">o</text:span><text:span text:style-name="T7">s</text:span><text:span text:style-name="T10">t</text:span><text:span text:style-name="T7">greSQ</text:span><text:span text:style-name="T10">L</text:span><text:span text:style-name="T7">.</text:span></text:p>
      <text:p text:style-name="P32"><text:span text:style-name="T11">C</text:span><text:span text:style-name="T9">on</text:span><text:span text:style-name="T13">t</text:span><text:span text:style-name="T24">r</text:span><text:span text:style-name="T9">o</text:span><text:span text:style-name="T11">l</text:span><text:span text:style-name="T9">e</text:span><text:span text:style-name="T15"> </text:span><text:span text:style-name="T9">de</text:span><text:span text:style-name="T37"> </text:span><text:span text:style-name="T33">V</text:span><text:span text:style-name="T15">e</text:span><text:span text:style-name="T9">rsão:</text:span></text:p>
      <text:p text:style-name="P1"><text:span text:style-name="T7">Conh</text:span><text:span text:style-name="T10">e</text:span><text:span text:style-name="T7">c</text:span><text:span text:style-name="T14">i</text:span><text:span text:style-name="T16">m</text:span><text:span text:style-name="T14">e</text:span><text:span text:style-name="T7">n</text:span><text:span text:style-name="T10">t</text:span><text:span text:style-name="T7">o</text:span><text:span text:style-name="T12"> </text:span><text:span text:style-name="T7">b</text:span><text:span text:style-name="T16">á</text:span><text:span text:style-name="T7">s</text:span><text:span text:style-name="T14">i</text:span><text:span text:style-name="T7">co sobre o con</text:span><text:span text:style-name="T10">t</text:span><text:span text:style-name="T7">ro</text:span><text:span text:style-name="T14">l</text:span><text:span text:style-name="T7">e de versão</text:span><text:span text:style-name="T12"> </text:span><text:span text:style-name="T7">G</text:span><text:span text:style-name="T10">it</text:span><text:span text:style-name="T7">.</text:span></text:p>
      <text:p text:style-name="P4"/>
      <text:p text:style-name="P1"><text:span text:style-name="T9">Á</text:span><text:span text:style-name="T24">r</text:span><text:span text:style-name="T9">eas e</text:span><text:span text:style-name="T15"> </text:span><text:span text:style-name="T25">a</text:span><text:span text:style-name="T9">ss</text:span><text:span text:style-name="T11">u</text:span><text:span text:style-name="T9">ntos de </text:span><text:span text:style-name="T11">i</text:span><text:span text:style-name="T9">nt</text:span><text:span text:style-name="T15">e</text:span><text:span text:style-name="T24">r</text:span><text:span text:style-name="T9">esse:</text:span></text:p>
      <text:p text:style-name="P1"><text:span text:style-name="T10">A</text:span><text:span text:style-name="T7">rqu</text:span><text:span text:style-name="T14">i</text:span><text:span text:style-name="T10">t</text:span><text:span text:style-name="T7">e</text:span><text:span text:style-name="T10">t</text:span><text:span text:style-name="T7">ura</text:span><text:span text:style-name="T14"> </text:span><text:span text:style-name="T7">de processadores, e </text:span><text:span text:style-name="T14">l</text:span><text:span text:style-name="T10">i</text:span><text:span text:style-name="T7">nguag</text:span><text:span text:style-name="T14">e</text:span><text:span text:style-name="T7">m</text:span><text:span text:style-name="T29"> </text:span><text:span text:style-name="T7">A</text:span><text:span text:style-name="T10">s</text:span><text:span text:style-name="T7">s</text:span><text:span text:style-name="T14">e</text:span><text:span text:style-name="T16">m</text:span><text:span text:style-name="T12">b</text:span><text:span text:style-name="T14">l</text:span><text:span text:style-name="T28">y</text:span><text:span text:style-name="T7">;</text:span></text:p>
      <text:p text:style-name="P17"><text:span text:style-name="T10">G</text:span><text:span text:style-name="T7">rande</text:span><text:span text:style-name="T14"> </text:span><text:span text:style-name="T7">cur</text:span><text:span text:style-name="T10">i</text:span><text:span text:style-name="T7">os</text:span><text:span text:style-name="T10">i</text:span><text:span text:style-name="T7">da</text:span><text:span text:style-name="T12">d</text:span><text:span text:style-name="T7">e sobre o func</text:span><text:span text:style-name="T10">i</text:span><text:span text:style-name="T7">on</text:span><text:span text:style-name="T14">a</text:span><text:span text:style-name="T10">m</text:span><text:span text:style-name="T7">en</text:span><text:span text:style-name="T10">t</text:span><text:span text:style-name="T7">o</text:span><text:span text:style-name="T12"> </text:span><text:span text:style-name="T10">i</text:span><text:span text:style-name="T7">n</text:span><text:span text:style-name="T10">t</text:span><text:span text:style-name="T7">erno</text:span><text:span text:style-name="T12"> </text:span><text:span text:style-name="T7">das ferra</text:span><text:span text:style-name="T10">m</text:span><text:span text:style-name="T7">en</text:span><text:span text:style-name="T14">t</text:span><text:span text:style-name="T7">as de sof</text:span><text:span text:style-name="T10">t</text:span><text:span text:style-name="T7">ware e</text:span><text:span text:style-name="T14"> </text:span><text:span text:style-name="T10">li</text:span><text:span text:style-name="T7">nguagens; </text:span><text:span text:style-name="T10">E</text:span><text:span text:style-name="T7">s</text:span><text:span text:style-name="T10">t</text:span><text:span text:style-name="T7">ru</text:span><text:span text:style-name="T10">t</text:span><text:span text:style-name="T7">uras de</text:span><text:span text:style-name="T14"> </text:span><text:span text:style-name="T7">Dad</text:span><text:span text:style-name="T26">o</text:span><text:span text:style-name="T7">s C</text:span><text:span text:style-name="T14">o</text:span><text:span text:style-name="T16">m</text:span><text:span text:style-name="T7">p</text:span><text:span text:style-name="T14">l</text:span><text:span text:style-name="T7">exas;</text:span></text:p>
      <text:p text:style-name="P1"><text:span text:style-name="T10">Li</text:span><text:span text:style-name="T7">nguagens</text:span><text:span text:style-name="T12"> </text:span><text:span text:style-name="T7">de Progra</text:span><text:span text:style-name="T10">m</text:span><text:span text:style-name="T7">ação.</text:span></text:p>
      <text:p text:style-name="P4"/>
      <text:p text:style-name="P1"><text:span text:style-name="T11">F</text:span><text:span text:style-name="T9">o</text:span><text:span text:style-name="T17">r</text:span><text:span text:style-name="T13">m</text:span><text:span text:style-name="T9">ação:</text:span></text:p>
      <text:p text:style-name="P1"><text:span text:style-name="T7">Cu</text:span><text:span text:style-name="T26">r</text:span><text:span text:style-name="T7">so de</text:span><text:span text:style-name="T14"> </text:span><text:span text:style-name="T10">L</text:span><text:span text:style-name="T7">óg</text:span><text:span text:style-name="T10">i</text:span><text:span text:style-name="T7">ca</text:span><text:span text:style-name="T14"> </text:span><text:span text:style-name="T7">de Progra</text:span><text:span text:style-name="T10">m</text:span><text:span text:style-name="T7">a</text:span><text:span text:style-name="T14">ç</text:span><text:span text:style-name="T7">ão.</text:span></text:p>
      <text:p text:style-name="P18"><text:span text:style-name="T7">Cu</text:span><text:span text:style-name="T26">r</text:span><text:span text:style-name="T7">so de</text:span><text:span text:style-name="T34"> </text:span><text:span text:style-name="T7">A</text:span><text:span text:style-name="T10">s</text:span><text:span text:style-name="T7">s</text:span><text:span text:style-name="T10">i</text:span><text:span text:style-name="T7">s</text:span><text:span text:style-name="T10">t</text:span><text:span text:style-name="T7">ên</text:span><text:span text:style-name="T14">c</text:span><text:span text:style-name="T10">i</text:span><text:span text:style-name="T7">a</text:span><text:span text:style-name="T38"> </text:span><text:span text:style-name="T10">T</text:span><text:span text:style-name="T14">é</text:span><text:span text:style-name="T7">cn</text:span><text:span text:style-name="T10">i</text:span><text:span text:style-name="T7">ca</text:span><text:span text:style-name="T14"> </text:span><text:span text:style-name="T7">em</text:span><text:span text:style-name="T10"> </text:span><text:span text:style-name="T7">M</text:span><text:span text:style-name="T10">i</text:span><text:span text:style-name="T7">croc</text:span><text:span text:style-name="T12">o</text:span><text:span text:style-name="T10">m</text:span><text:span text:style-name="T7">pu</text:span><text:span text:style-name="T10">t</text:span><text:span text:style-name="T7">ado</text:span><text:span text:style-name="T12">r</text:span><text:span text:style-name="T7">es. Cu</text:span><text:span text:style-name="T26">r</text:span><text:span text:style-name="T7">so de</text:span><text:span text:style-name="T38"> </text:span><text:span text:style-name="T39">W</text:span><text:span text:style-name="T7">eb Des</text:span><text:span text:style-name="T10">i</text:span><text:span text:style-name="T7">gn.</text:span></text:p>
      <text:p text:style-name="P19"><text:span text:style-name="T7">Cu</text:span><text:span text:style-name="T26">r</text:span><text:span text:style-name="T7">so e</text:span><text:span text:style-name="T38"> </text:span><text:span text:style-name="T40">T</text:span><text:span text:style-name="T7">r</text:span><text:span text:style-name="T14">e</text:span><text:span text:style-name="T10">i</text:span><text:span text:style-name="T7">n</text:span><text:span text:style-name="T14">a</text:span><text:span text:style-name="T16">m</text:span><text:span text:style-name="T7">e</text:span><text:span text:style-name="T12">n</text:span><text:span text:style-name="T10">t</text:span><text:span text:style-name="T7">o de</text:span><text:span text:style-name="T14"> </text:span><text:span text:style-name="T10">D</text:span><text:span text:style-name="T7">esenvo</text:span><text:span text:style-name="T10">l</text:span><text:span text:style-name="T12">v</text:span><text:span text:style-name="T10">im</text:span><text:span text:style-name="T7">en</text:span><text:span text:style-name="T10">t</text:span><text:span text:style-name="T7">o</text:span><text:span text:style-name="T26"> </text:span><text:span text:style-name="T36">W</text:span><text:span text:style-name="T7">eb</text:span><text:span text:style-name="T12"> </text:span><text:span text:style-name="T7">com</text:span><text:span text:style-name="T10"> </text:span><text:span text:style-name="T7">PHP</text:span><text:span text:style-name="T40"> </text:span><text:span text:style-name="T7">- O</text:span><text:span text:style-name="T10">lim</text:span><text:span text:style-name="T7">p</text:span><text:span text:style-name="T14">í</text:span><text:span text:style-name="T7">ada do Conh</text:span><text:span text:style-name="T10">e</text:span><text:span text:style-name="T14">c</text:span><text:span text:style-name="T10">im</text:span><text:span text:style-name="T7">e</text:span><text:span text:style-name="T12">n</text:span><text:span text:style-name="T10">t</text:span><text:span text:style-name="T7">o S</text:span><text:span text:style-name="T10">EN</text:span><text:span text:style-name="T7">AI. Par</text:span><text:span text:style-name="T10">ti</text:span><text:span text:style-name="T14">c</text:span><text:span text:style-name="T10">i</text:span><text:span text:style-name="T7">pação</text:span><text:span text:style-name="T12"> </text:span><text:span text:style-name="T7">de Curs</text:span><text:span text:style-name="T26">o</text:span><text:span text:style-name="T7">s On</text:span><text:span text:style-name="T10">li</text:span><text:span text:style-name="T7">ne</text:span><text:span text:style-name="T14"> </text:span><text:span text:style-name="T7">de Desenvo</text:span><text:span text:style-name="T10">l</text:span><text:span text:style-name="T7">v</text:span><text:span text:style-name="T14">i</text:span><text:span text:style-name="T10">m</text:span><text:span text:style-name="T7">en</text:span><text:span text:style-name="T10">t</text:span><text:span text:style-name="T7">o</text:span><text:span text:style-name="T28"> </text:span><text:span text:style-name="T39">W</text:span><text:span text:style-name="T7">eb c</text:span><text:span text:style-name="T12">o</text:span><text:span text:style-name="T7">m</text:span><text:span text:style-name="T10"> P</text:span><text:span text:style-name="T7">H</text:span><text:span text:style-name="T41">P</text:span><text:span text:style-name="T7">.</text:span></text:p>
      <text:p text:style-name="P1"><text:span text:style-name="T7">2o </text:span><text:span text:style-name="T10">L</text:span><text:span text:style-name="T7">ugar na</text:span><text:span text:style-name="T14"> </text:span><text:span text:style-name="T7">O</text:span><text:span text:style-name="T10">lim</text:span><text:span text:style-name="T7">p</text:span><text:span text:style-name="T10">í</text:span><text:span text:style-name="T7">a</text:span><text:span text:style-name="T12">d</text:span><text:span text:style-name="T7">a do Conh</text:span><text:span text:style-name="T10">e</text:span><text:span text:style-name="T7">c</text:span><text:span text:style-name="T14">i</text:span><text:span text:style-name="T10">m</text:span><text:span text:style-name="T7">en</text:span><text:span text:style-name="T10">t</text:span><text:span text:style-name="T7">o</text:span><text:span text:style-name="T12"> </text:span><text:span text:style-name="T7">S</text:span><text:span text:style-name="T10">EN</text:span><text:span text:style-name="T7">AI - Fase </text:span><text:span text:style-name="T10">E</text:span><text:span text:style-name="T7">s</text:span><text:span text:style-name="T10">t</text:span><text:span text:style-name="T7">ad</text:span><text:span text:style-name="T12">u</text:span><text:span text:style-name="T7">a</text:span><text:span text:style-name="T10">l</text:span><text:span text:style-name="T7">. Desenvo</text:span><text:span text:style-name="T10">l</text:span><text:span text:style-name="T7">v</text:span><text:span text:style-name="T14">i</text:span><text:span text:style-name="T10">m</text:span><text:span text:style-name="T7">en</text:span><text:span text:style-name="T10">t</text:span><text:span text:style-name="T7">o</text:span></text:p>
      <text:p text:style-name="P20"><text:span text:style-name="T36">W</text:span><text:span text:style-name="T7">eb</text:span><text:span text:style-name="T10">/</text:span><text:span text:style-name="T7">Progr</text:span><text:span text:style-name="T14">a</text:span><text:span text:style-name="T10">m</text:span><text:span text:style-name="T7">a</text:span><text:span text:style-name="T14">ç</text:span><text:span text:style-name="T7">ão para</text:span><text:span text:style-name="T38"> </text:span><text:span text:style-name="T39">W</text:span><text:span text:style-name="T7">eb</text:span><text:span text:style-name="T10">/</text:span><text:span text:style-name="T39">W</text:span><text:span text:style-name="T7">eb Des</text:span><text:span text:style-name="T10">i</text:span><text:span text:style-name="T7">gn</text:span><text:span text:style-name="T14">/</text:span><text:span text:style-name="T36">W</text:span><text:span text:style-name="T7">e</text:span><text:span text:style-name="T12">b</text:span><text:span text:style-name="T16">m</text:span><text:span text:style-name="T7">as</text:span><text:span text:style-name="T14">t</text:span><text:span text:style-name="T7">e</text:span><text:span text:style-name="T18">r</text:span><text:span text:style-name="T7">. </text:span><text:span text:style-name="T10">E</text:span><text:span text:style-name="T7">ns</text:span><text:span text:style-name="T10">i</text:span><text:span text:style-name="T7">no Méd</text:span><text:span text:style-name="T10">i</text:span><text:span text:style-name="T7">o – Con</text:span><text:span text:style-name="T10">cl</text:span><text:span text:style-name="T12">u</text:span><text:span text:style-name="T10">í</text:span><text:span text:style-name="T7">do.</text:span></text:p>
      <text:p text:style-name="P4"/>
      <text:p text:style-name="P1"><text:span text:style-name="T11">A</text:span><text:span text:style-name="T9">t</text:span><text:span text:style-name="T11">i</text:span><text:span text:style-name="T13">v</text:span><text:span text:style-name="T11">i</text:span><text:span text:style-name="T9">dades </text:span><text:span text:style-name="T11">P</text:span><text:span text:style-name="T9">e</text:span><text:span text:style-name="T11">s</text:span><text:span text:style-name="T9">soa</text:span><text:span text:style-name="T11">i</text:span><text:span text:style-name="T9">s</text:span><text:span text:style-name="T15">/</text:span><text:span text:style-name="T11">H</text:span><text:span text:style-name="T9">obb</text:span><text:span text:style-name="T11">i</text:span><text:span text:style-name="T9">es:</text:span></text:p>
      <text:p text:style-name="P21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progr</text:span><text:span text:style-name="T14">a</text:span><text:span text:style-name="T10">m</text:span><text:span text:style-name="T7">as para so</text:span><text:span text:style-name="T10">l</text:span><text:span text:style-name="T7">uções</text:span><text:span text:style-name="T12"> </text:span><text:span text:style-name="T7">de Prob</text:span><text:span text:style-name="T10">l</text:span><text:span text:style-name="T14">e</text:span><text:span text:style-name="T16">m</text:span><text:span text:style-name="T7">as de</text:span><text:span text:style-name="T14"> </text:span><text:span text:style-name="T7">Co</text:span><text:span text:style-name="T10">m</text:span><text:span text:style-name="T7">pe</text:span><text:span text:style-name="T10">t</text:span><text:span text:style-name="T14">i</text:span><text:span text:style-name="T7">ções de Progr</text:span><text:span text:style-name="T14">a</text:span><text:span text:style-name="T16">m</text:span><text:span text:style-name="T14">a</text:span><text:span text:style-name="T7">ção e ef</text:span><text:span text:style-name="T10">i</text:span><text:span text:style-name="T7">c</text:span><text:span text:style-name="T14">i</text:span><text:span text:style-name="T7">ênc</text:span><text:span text:style-name="T14">i</text:span><text:span text:style-name="T7">a de a</text:span><text:span text:style-name="T10">l</text:span><text:span text:style-name="T7">go</text:span><text:span text:style-name="T12">r</text:span><text:span text:style-name="T10">i</text:span><text:span text:style-name="T14">t</text:span><text:span text:style-name="T16">m</text:span><text:span text:style-name="T7">os;</text:span></text:p>
      <text:p text:style-name="P22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có</text:span><text:span text:style-name="T12">d</text:span><text:span text:style-name="T10">i</text:span><text:span text:style-name="T7">gos pe</text:span><text:span text:style-name="T10">s</text:span><text:span text:style-name="T7">soa</text:span><text:span text:style-name="T10">i</text:span><text:span text:style-name="T7">s,</text:span><text:span text:style-name="T12"> </text:span><text:span text:style-name="T7">e de reso</text:span><text:span text:style-name="T10">l</text:span><text:span text:style-name="T7">ução</text:span><text:span text:style-name="T12"> </text:span><text:span text:style-name="T7">de prob</text:span><text:span text:style-name="T10">l</text:span><text:span text:style-name="T14">e</text:span><text:span text:style-name="T16">m</text:span><text:span text:style-name="T7">as</text:span><text:span text:style-name="T12"> </text:span><text:span text:style-name="T7">co</text:span><text:span text:style-name="T10">m</text:span><text:span text:style-name="T7">pu</text:span><text:span text:style-name="T14">t</text:span><text:span text:style-name="T7">ac</text:span><text:span text:style-name="T10">i</text:span><text:span text:style-name="T7">on</text:span><text:span text:style-name="T14">a</text:span><text:span text:style-name="T10">i</text:span><text:span text:style-name="T7">s, em</text:span><text:span text:style-name="T10"> </text:span><text:span text:style-name="T14">l</text:span><text:span text:style-name="T10">i</text:span><text:span text:style-name="T7">nguag</text:span><text:span text:style-name="T14">e</text:span><text:span text:style-name="T7">m de ba</text:span><text:span text:style-name="T10">i</text:span><text:span text:style-name="T7">xo</text:span><text:span text:style-name="T12"> </text:span><text:span text:style-name="T7">n</text:span><text:span text:style-name="T10">í</text:span><text:span text:style-name="T7">vel</text:span><text:span text:style-name="T34"> </text:span><text:span text:style-name="T10">A</text:span><text:span text:style-name="T7">sse</text:span><text:span text:style-name="T10">m</text:span><text:span text:style-name="T7">b</text:span><text:span text:style-name="T30">l</text:span><text:span text:style-name="T7">y</text:span><text:span text:style-name="T26"> </text:span><text:span text:style-name="T7">para as arqu</text:span><text:span text:style-name="T14">i</text:span><text:span text:style-name="T10">t</text:span><text:span text:style-name="T7">e</text:span><text:span text:style-name="T10">t</text:span><text:span text:style-name="T7">uras</text:span><text:span text:style-name="T12"> </text:span><text:span text:style-name="T7">de 32</text:span><text:span text:style-name="T10">/</text:span><text:span text:style-name="T7">32-64 b</text:span><text:span text:style-name="T10">it</text:span><text:span text:style-name="T7">s;</text:span></text:p>
      <text:p text:style-name="P23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progr</text:span><text:span text:style-name="T14">a</text:span><text:span text:style-name="T10">m</text:span><text:span text:style-name="T7">as </text:span><text:span text:style-name="T14">e</text:span><text:span text:style-name="T7">m</text:span><text:span text:style-name="T10"> </text:span><text:span text:style-name="T7">C e </text:span><text:span text:style-name="T26">C</text:span><text:span text:style-name="T7">++ </text:span><text:span text:style-name="T10">t</text:span><text:span text:style-name="T7">endo</text:span><text:span text:style-name="T12"> </text:span><text:span text:style-name="T10">i</text:span><text:span text:style-name="T7">n</text:span><text:span text:style-name="T10">t</text:span><text:span text:style-name="T7">er</text:span><text:span text:style-name="T14">a</text:span><text:span text:style-name="T7">ção c</text:span><text:span text:style-name="T12">o</text:span><text:span text:style-name="T7">m</text:span><text:span text:style-name="T10"> </text:span><text:span text:style-name="T7">a </text:span><text:span text:style-name="T10">Li</text:span><text:span text:style-name="T7">ng</text:span><text:span text:style-name="T12">u</text:span><text:span text:style-name="T7">ag</text:span><text:span text:style-name="T14">e</text:span><text:span text:style-name="T7">m</text:span><text:span text:style-name="T29"> </text:span><text:span text:style-name="T7">A</text:span><text:span text:style-name="T10">s</text:span><text:span text:style-name="T7">s</text:span><text:span text:style-name="T14">e</text:span><text:span text:style-name="T16">m</text:span><text:span text:style-name="T7">b</text:span><text:span text:style-name="T30">l</text:span><text:span text:style-name="T7">y</text:span><text:span text:style-name="T26"> </text:span><text:span text:style-name="T7">para ob</text:span><text:span text:style-name="T10">t</text:span><text:span text:style-name="T7">enção</text:span><text:span text:style-name="T12"> </text:span><text:span text:style-name="T7">de </text:span><text:span text:style-name="T10">m</text:span><text:span text:style-name="T7">a</text:span><text:span text:style-name="T14">i</text:span><text:span text:style-name="T7">ores dese</text:span><text:span text:style-name="T10">m</text:span><text:span text:style-name="T7">penho</text:span><text:span text:style-name="T12"> </text:span><text:span text:style-name="T7">de cód</text:span><text:span text:style-name="T10">i</text:span><text:span text:style-name="T7">go;</text:span></text:p>
      <text:p text:style-name="P1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progr</text:span><text:span text:style-name="T14">a</text:span><text:span text:style-name="T10">m</text:span><text:span text:style-name="T7">as para à</text:span><text:span text:style-name="T14"> </text:span><text:span text:style-name="T7">au</text:span><text:span text:style-name="T10">t</text:span><text:span text:style-name="T12">o</text:span><text:span text:style-name="T16">m</text:span><text:span text:style-name="T14">a</text:span><text:span text:style-name="T10">ti</text:span><text:span text:style-name="T14">z</text:span><text:span text:style-name="T7">ação</text:span><text:span text:style-name="T12"> </text:span><text:span text:style-name="T7">de </text:span><text:span text:style-name="T10">t</text:span><text:span text:style-name="T7">arefas</text:span><text:span text:style-name="T12"> </text:span><text:span text:style-name="T7">em</text:span><text:span text:style-name="T10"> </text:span><text:span text:style-name="T14">a</text:span><text:span text:style-name="T16">m</text:span><text:span text:style-name="T12">b</text:span><text:span text:style-name="T10">i</text:span><text:span text:style-name="T7">en</text:span><text:span text:style-name="T10">t</text:span><text:span text:style-name="T7">es</text:span><text:span text:style-name="T12"> </text:span><text:span text:style-name="T10">Li</text:span><text:span text:style-name="T7">nux </text:span><text:span text:style-name="T14">e</text:span><text:span text:style-name="T7">m</text:span><text:span text:style-name="T10"> </text:span><text:span text:style-name="T12">P</text:span><text:span text:style-name="T28">y</text:span><text:span text:style-name="T10">t</text:span><text:span text:style-name="T7">hon</text:span><text:span text:style-name="T12"> </text:span><text:span text:style-name="T7">e</text:span></text:p>
      <text:p text:style-name="P1"><text:span text:style-name="T7">She</text:span><text:span text:style-name="T10">l</text:span><text:span text:style-name="T7">l</text:span><text:span text:style-name="T10"> </text:span><text:span text:style-name="T7">scr</text:span><text:span text:style-name="T10">i</text:span><text:span text:style-name="T12">p</text:span><text:span text:style-name="T10">t</text:span><text:span text:style-name="T7">;</text:span></text:p>
      <text:p text:style-name="P24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progr</text:span><text:span text:style-name="T14">a</text:span><text:span text:style-name="T10">m</text:span><text:span text:style-name="T7">as </text:span><text:span text:style-name="T10">i</text:span><text:span text:style-name="T7">n</text:span><text:span text:style-name="T10">t</text:span><text:span text:style-name="T7">e</text:span><text:span text:style-name="T12">r</text:span><text:span text:style-name="T7">a</text:span><text:span text:style-name="T10">ti</text:span><text:span text:style-name="T7">vos c</text:span><text:span text:style-name="T12">o</text:span><text:span text:style-name="T7">m</text:span><text:span text:style-name="T10"> </text:span><text:span text:style-name="T7">as b</text:span><text:span text:style-name="T10">i</text:span><text:span text:style-name="T7">b</text:span><text:span text:style-name="T10">li</text:span><text:span text:style-name="T12">o</text:span><text:span text:style-name="T10">t</text:span><text:span text:style-name="T7">e</text:span><text:span text:style-name="T14">c</text:span><text:span text:style-name="T7">as do </text:span><text:span text:style-name="T10">Li</text:span><text:span text:style-name="T7">nux </text:span><text:span text:style-name="T14">e</text:span><text:span text:style-name="T7">m</text:span><text:span text:style-name="T10"> </text:span><text:span text:style-name="T7">C e C++, para uso pe</text:span><text:span text:style-name="T10">s</text:span><text:span text:style-name="T7">soa</text:span><text:span text:style-name="T14">l</text:span><text:span text:style-name="T7">;</text:span></text:p>
      <text:p text:style-name="P25"><text:span text:style-name="T7">D</text:span><text:span text:style-name="T16">e</text:span><text:span text:style-name="T7">senvo</text:span><text:span text:style-name="T10">l</text:span><text:span text:style-name="T12">v</text:span><text:span text:style-name="T14">i</text:span><text:span text:style-name="T16">m</text:span><text:span text:style-name="T7">e</text:span><text:span text:style-name="T12">n</text:span><text:span text:style-name="T10">t</text:span><text:span text:style-name="T7">o de </text:span><text:span text:style-name="T10">m</text:span><text:span text:style-name="T14">a</text:span><text:span text:style-name="T7">cros e b</text:span><text:span text:style-name="T10">i</text:span><text:span text:style-name="T7">b</text:span><text:span text:style-name="T14">l</text:span><text:span text:style-name="T10">i</text:span><text:span text:style-name="T7">o</text:span><text:span text:style-name="T10">t</text:span><text:span text:style-name="T14">e</text:span><text:span text:style-name="T7">cas </text:span><text:span text:style-name="T14">e</text:span><text:span text:style-name="T7">m</text:span><text:span text:style-name="T10"> li</text:span><text:span text:style-name="T7">nguag</text:span><text:span text:style-name="T14">e</text:span><text:span text:style-name="T7">m</text:span><text:span text:style-name="T29"> </text:span><text:span text:style-name="T7">A</text:span><text:span text:style-name="T10">s</text:span><text:span text:style-name="T7">s</text:span><text:span text:style-name="T14">e</text:span><text:span text:style-name="T16">m</text:span><text:span text:style-name="T12">b</text:span><text:span text:style-name="T14">l</text:span><text:span text:style-name="T7">y</text:span><text:span text:style-name="T26"> </text:span><text:span text:style-name="T7">para</text:span><text:span text:style-name="T14"> </text:span><text:span text:style-name="T7">as arqu</text:span><text:span text:style-name="T10">it</text:span><text:span text:style-name="T14">e</text:span><text:span text:style-name="T10">t</text:span><text:span text:style-name="T7">uras de 32</text:span><text:span text:style-name="T10">/</text:span><text:span text:style-name="T7">32</text:span><text:span text:style-name="T12">-</text:span><text:span text:style-name="T7">64 b</text:span><text:span text:style-name="T10">it</text:span><text:span text:style-name="T7">s para</text:span><text:span text:style-name="T14"> </text:span><text:span text:style-name="T7">ob</text:span><text:span text:style-name="T10">t</text:span><text:span text:style-name="T7">enção</text:span><text:span text:style-name="T12"> </text:span><text:span text:style-name="T7">de </text:span><text:span text:style-name="T10">m</text:span><text:span text:style-name="T7">a</text:span><text:span text:style-name="T10">i</text:span><text:span text:style-name="T7">or</text:span><text:span text:style-name="T12"> </text:span><text:span text:style-name="T7">dese</text:span><text:span text:style-name="T10">m</text:span><text:span text:style-name="T7">penho</text:span><text:span text:style-name="T12"> </text:span><text:span text:style-name="T7">em</text:span><text:span text:style-name="T10"> </text:span><text:span text:style-name="T7">exec</text:span><text:span text:style-name="T12">u</text:span><text:span text:style-name="T7">ção;</text:span></text:p>
      <text:p text:style-name="P1"><text:span text:style-name="T7">O</text:span><text:span text:style-name="T10">timi</text:span><text:span text:style-name="T14">z</text:span><text:span text:style-name="T7">ação</text:span><text:span text:style-name="T12"> </text:span><text:span text:style-name="T7">de cód</text:span><text:span text:style-name="T10">i</text:span><text:span text:style-name="T7">gos de</text:span><text:span text:style-name="T14"> </text:span><text:span text:style-name="T7">funções escr</text:span><text:span text:style-name="T10">it</text:span><text:span text:style-name="T7">as </text:span><text:span text:style-name="T14">e</text:span><text:span text:style-name="T7">m</text:span><text:span text:style-name="T10"> li</text:span><text:span text:style-name="T7">ngua</text:span><text:span text:style-name="T12">g</text:span><text:span text:style-name="T14">e</text:span><text:span text:style-name="T7">m</text:span><text:span text:style-name="T29"> </text:span><text:span text:style-name="T10">A</text:span><text:span text:style-name="T7">sse</text:span><text:span text:style-name="T10">m</text:span><text:span text:style-name="T7">b</text:span><text:span text:style-name="T30">l</text:span><text:span text:style-name="T28">y</text:span><text:span text:style-name="T7">;</text:span></text:p>
      <text:p text:style-name="P26"><text:span text:style-name="T7">Conv</text:span><text:span text:style-name="T10">e</text:span><text:span text:style-name="T7">rsão de cód</text:span><text:span text:style-name="T10">i</text:span><text:span text:style-name="T7">go</text:span><text:span text:style-name="T12"> </text:span><text:span text:style-name="T7">de a</text:span><text:span text:style-name="T10">lt</text:span><text:span text:style-name="T7">o</text:span><text:span text:style-name="T12"> </text:span><text:span text:style-name="T7">n</text:span><text:span text:style-name="T10">í</text:span><text:span text:style-name="T7">vel</text:span><text:span text:style-name="T14"> </text:span><text:span text:style-name="T7">para cód</text:span><text:span text:style-name="T10">i</text:span><text:span text:style-name="T7">go</text:span><text:span text:style-name="T42"> </text:span><text:span text:style-name="T7">A</text:span><text:span text:style-name="T10">s</text:span><text:span text:style-name="T7">s</text:span><text:span text:style-name="T14">e</text:span><text:span text:style-name="T16">m</text:span><text:span text:style-name="T12">b</text:span><text:span text:style-name="T14">l</text:span><text:span text:style-name="T7">y</text:span><text:span text:style-name="T26"> </text:span><text:span text:style-name="T7">para</text:span><text:span text:style-name="T14"> </text:span><text:span text:style-name="T7">ob</text:span><text:span text:style-name="T10">t</text:span><text:span text:style-name="T7">enção</text:span><text:span text:style-name="T12"> </text:span><text:span text:style-name="T7">de </text:span><text:span text:style-name="T10">m</text:span><text:span text:style-name="T7">a</text:span><text:span text:style-name="T10">i</text:span><text:span text:style-name="T7">or</text:span><text:span text:style-name="T12"> </text:span><text:span text:style-name="T7">dese</text:span><text:span text:style-name="T10">m</text:span><text:span text:style-name="T7">penho</text:span><text:span text:style-name="T12"> </text:span><text:span text:style-name="T7">em execu</text:span><text:span text:style-name="T14">ç</text:span><text:span text:style-name="T7">ão;</text:span></text:p>
      <text:p text:style-name="P1"><text:span text:style-name="T7">Con</text:span><text:span text:style-name="T10">tí</text:span><text:span text:style-name="T7">nuo es</text:span><text:span text:style-name="T10">t</text:span><text:span text:style-name="T7">udo</text:span><text:span text:style-name="T12"> </text:span><text:span text:style-name="T7">e </text:span><text:span text:style-name="T14">i</text:span><text:span text:style-name="T16">m</text:span><text:span text:style-name="T7">p</text:span><text:span text:style-name="T14">le</text:span><text:span text:style-name="T16">m</text:span><text:span text:style-name="T7">e</text:span><text:span text:style-name="T12">n</text:span><text:span text:style-name="T10">t</text:span><text:span text:style-name="T7">ação</text:span><text:span text:style-name="T12"> </text:span><text:span text:style-name="T7">de es</text:span><text:span text:style-name="T10">t</text:span><text:span text:style-name="T7">ru</text:span><text:span text:style-name="T10">t</text:span><text:span text:style-name="T7">uras</text:span><text:span text:style-name="T12"> </text:span><text:span text:style-name="T7">de dados co</text:span><text:span text:style-name="T10">m</text:span><text:span text:style-name="T7">p</text:span><text:span text:style-name="T10">l</text:span><text:span text:style-name="T7">e</text:span><text:span text:style-name="T12">x</text:span><text:span text:style-name="T7">as em</text:span><text:span text:style-name="T10"> </text:span><text:span text:style-name="T7">d</text:span><text:span text:style-name="T10">i</text:span><text:span text:style-name="T12">f</text:span><text:span text:style-name="T7">eren</text:span><text:span text:style-name="T10">t</text:span><text:span text:style-name="T7">es</text:span><text:span text:style-name="T12"> </text:span><text:span text:style-name="T10">li</text:span><text:span text:style-name="T7">nguagens.</text:span></text:p>
      <text:p text:style-name="P4"/>
      <text:p text:style-name="P1"><text:span text:style-name="T9">E</text:span><text:span text:style-name="T25">x</text:span><text:span text:style-name="T9">p</text:span><text:span text:style-name="T15">e</text:span><text:span text:style-name="T9">r</text:span><text:span text:style-name="T11">i</text:span><text:span text:style-name="T9">ênc</text:span><text:span text:style-name="T11">i</text:span><text:span text:style-name="T9">a</text:span><text:span text:style-name="T13"> </text:span><text:span text:style-name="T11">P</text:span><text:span text:style-name="T37">r</text:span><text:span text:style-name="T25">o</text:span><text:span text:style-name="T13">f</text:span><text:span text:style-name="T11">i</text:span><text:span text:style-name="T9">ss</text:span><text:span text:style-name="T11">i</text:span><text:span text:style-name="T9">ona</text:span><text:span text:style-name="T11">l</text:span><text:span text:style-name="T9">:</text:span></text:p>
      <text:p text:style-name="P1"><text:span text:style-name="T7">Se</text:span><text:span text:style-name="T23">r</text:span><text:span text:style-name="T7">g</text:span><text:span text:style-name="T10">i</text:span><text:span text:style-name="T12">p</text:span><text:span text:style-name="T7">e Info</text:span><text:span text:style-name="T12">r</text:span><text:span text:style-name="T16">m</text:span><text:span text:style-name="T14">á</text:span><text:span text:style-name="T10">ti</text:span><text:span text:style-name="T7">ca</text:span><text:span text:style-name="T14"> </text:span><text:span text:style-name="T7">- Pres</text:span><text:span text:style-name="T10">t</text:span><text:span text:style-name="T7">ador de Serv</text:span><text:span text:style-name="T10">i</text:span><text:span text:style-name="T7">ços</text:span><text:span text:style-name="T12"> </text:span><text:span text:style-name="T7">de D</text:span><text:span text:style-name="T16">e</text:span><text:span text:style-name="T7">senv</text:span><text:span text:style-name="T12">o</text:span><text:span text:style-name="T10">l</text:span><text:span text:style-name="T7">v</text:span><text:span text:style-name="T14">i</text:span><text:span text:style-name="T16">m</text:span><text:span text:style-name="T7">e</text:span><text:span text:style-name="T12">n</text:span><text:span text:style-name="T10">t</text:span><text:span text:style-name="T7">o</text:span><text:span text:style-name="T28"> </text:span><text:span text:style-name="T36">W</text:span><text:span text:style-name="T7">eb,</text:span><text:span text:style-name="T12"> </text:span><text:span text:style-name="T7">D</text:span><text:span text:style-name="T16">e</text:span><text:span text:style-name="T7">senv</text:span><text:span text:style-name="T12">o</text:span><text:span text:style-name="T10">l</text:span><text:span text:style-name="T7">vedor B</text:span><text:span text:style-name="T10">a</text:span><text:span text:style-name="T7">ck</text:span><text:span text:style-name="T12">-</text:span><text:span text:style-name="T10">E</text:span><text:span text:style-name="T7">nd de</text:span></text:p>
      <text:p text:style-name="P1"><text:span text:style-name="T7">S</text:span><text:span text:style-name="T10">i</text:span><text:span text:style-name="T7">s</text:span><text:span text:style-name="T10">t</text:span><text:span text:style-name="T7">e</text:span><text:span text:style-name="T10">m</text:span><text:span text:style-name="T7">as</text:span><text:span text:style-name="T28"> </text:span><text:span text:style-name="T36">W</text:span><text:span text:style-name="T7">eb</text:span><text:span text:style-name="T12"> </text:span><text:span text:style-name="T7">c</text:span><text:span text:style-name="T12">o</text:span><text:span text:style-name="T7">m</text:span><text:span text:style-name="T10"> P</text:span><text:span text:style-name="T7">HP</text:span><text:span text:style-name="T40"> </text:span><text:span text:style-name="T7">e </text:span><text:span text:style-name="T21">M</text:span><text:span text:style-name="T23">y</text:span><text:span text:style-name="T7">S</text:span><text:span text:style-name="T12">q</text:span><text:span text:style-name="T10">l</text:span><text:span text:style-name="T7">.</text:span></text:p>
      <text:p text:style-name="P1"><text:span text:style-name="T7">Mag</text:span><text:span text:style-name="T10">i</text:span><text:span text:style-name="T7">kal</text:span><text:span text:style-name="T14"> </text:span><text:span text:style-name="T7">D</text:span><text:span text:style-name="T16">e</text:span><text:span text:style-name="T7">s</text:span><text:span text:style-name="T10">i</text:span><text:span text:style-name="T7">gn</text:span><text:span text:style-name="T12"> </text:span><text:span text:style-name="T7">- </text:span><text:span text:style-name="T10">P</text:span><text:span text:style-name="T7">res</text:span><text:span text:style-name="T10">t</text:span><text:span text:style-name="T7">ador</text:span><text:span text:style-name="T12"> </text:span><text:span text:style-name="T7">de Serv</text:span><text:span text:style-name="T10">i</text:span><text:span text:style-name="T7">ços de</text:span><text:span text:style-name="T14"> </text:span><text:span text:style-name="T10">D</text:span><text:span text:style-name="T7">esenvo</text:span><text:span text:style-name="T10">l</text:span><text:span text:style-name="T12">v</text:span><text:span text:style-name="T10">im</text:span><text:span text:style-name="T7">en</text:span><text:span text:style-name="T10">t</text:span><text:span text:style-name="T7">o</text:span><text:span text:style-name="T42"> </text:span><text:span text:style-name="T7">Andro</text:span><text:span text:style-name="T10">i</text:span><text:span text:style-name="T7">d, Desenvo</text:span><text:span text:style-name="T10">l</text:span><text:span text:style-name="T7">vedor</text:span><text:span text:style-name="T12"> </text:span><text:span text:style-name="T7">B</text:span><text:span text:style-name="T10">a</text:span><text:span text:style-name="T7">ck-</text:span><text:span text:style-name="T10">E</text:span><text:span text:style-name="T7">nd</text:span><text:span text:style-name="T12"> </text:span><text:span text:style-name="T7">de</text:span></text:p>
      <text:p text:style-name="P30"><text:span text:style-name="T7">S</text:span><text:span text:style-name="T10">i</text:span><text:span text:style-name="T7">s</text:span><text:span text:style-name="T10">t</text:span><text:span text:style-name="T7">e</text:span><text:span text:style-name="T10">m</text:span><text:span text:style-name="T7">as</text:span><text:span text:style-name="T42"> </text:span><text:span text:style-name="T10">A</text:span><text:span text:style-name="T7">ndro</text:span><text:span text:style-name="T10">i</text:span><text:span text:style-name="T7">d</text:span><text:span text:style-name="T12"> </text:span><text:span text:style-name="T7">escr</text:span><text:span text:style-name="T10">it</text:span><text:span text:style-name="T7">os </text:span><text:span text:style-name="T14">e</text:span><text:span text:style-name="T7">m</text:span><text:span text:style-name="T10"> Li</text:span><text:span text:style-name="T7">nguag</text:span><text:span text:style-name="T14">e</text:span><text:span text:style-name="T7">m</text:span><text:span text:style-name="T10"> </text:span><text:span text:style-name="T7">Java.</text:span></text:p>
      <text:p text:style-name="P31"><text:span text:style-name="T7">Alfama Web - <text:s/>D</text:span><text:span text:style-name="T16">e</text:span><text:span text:style-name="T7">senv</text:span><text:span text:style-name="T12">o</text:span><text:span text:style-name="T10">l</text:span><text:span text:style-name="T7">vedor B</text:span><text:span text:style-name="T10">a</text:span><text:span text:style-name="T7">ck</text:span><text:span text:style-name="T12">-</text:span><text:span text:style-name="T10">E</text:span><text:span text:style-name="T7">nd de S</text:span><text:span text:style-name="T10">i</text:span><text:span text:style-name="T7">s</text:span><text:span text:style-name="T10">t</text:span><text:span text:style-name="T7">e</text:span><text:span text:style-name="T10">m</text:span><text:span text:style-name="T7">as</text:span><text:span text:style-name="T28"> </text:span><text:span text:style-name="T36">W</text:span><text:span text:style-name="T7">eb</text:span><text:span text:style-name="T12"> </text:span><text:span text:style-name="T7">c</text:span><text:span text:style-name="T12">o</text:span><text:span text:style-name="T7">m</text:span><text:span text:style-name="T10"> P</text:span><text:span text:style-name="T7">HP.</text:span></text:p>
      <text:p text:style-name="P4"/>
      <text:p text:style-name="P27"><text:span text:style-name="T9">A</text:span><text:span text:style-name="T11">l</text:span><text:span text:style-name="T9">g</text:span><text:span text:style-name="T11">u</text:span><text:span text:style-name="T9">ns cód</text:span><text:span text:style-name="T11">i</text:span><text:span text:style-name="T9">gos escr</text:span><text:span text:style-name="T11">i</text:span><text:span text:style-name="T9">tos: </text:span><text:a xlink:type="simple" xlink:href="https://code.google.com/p/icarofreire/" text:style-name="Internet_20_link" text:visited-style-name="Visited_20_Internet_20_Link"><text:span text:style-name="T51">h</text:span></text:a><text:a xlink:type="simple" xlink:href="https://code.google.com/p/icarofreire/" text:style-name="Internet_20_link" text:visited-style-name="Visited_20_Internet_20_Link"><text:span text:style-name="T53">tt</text:span></text:a><text:a xlink:type="simple" xlink:href="https://code.google.com/p/icarofreire/" text:style-name="Internet_20_link" text:visited-style-name="Visited_20_Internet_20_Link"><text:span text:style-name="T51">ps</text:span></text:a><text:a xlink:type="simple" xlink:href="https://code.google.com/p/icarofreire/" text:style-name="Internet_20_link" text:visited-style-name="Visited_20_Internet_20_Link"><text:span text:style-name="T53">:</text:span></text:a><text:a xlink:type="simple" xlink:href="https://code.google.com/p/icarofreire/" text:style-name="Internet_20_link" text:visited-style-name="Visited_20_Internet_20_Link"><text:span text:style-name="T54">/</text:span></text:a><text:a xlink:type="simple" xlink:href="https://code.google.com/p/icarofreire/" text:style-name="Internet_20_link" text:visited-style-name="Visited_20_Internet_20_Link"><text:span text:style-name="T53">/</text:span></text:a><text:a xlink:type="simple" xlink:href="https://code.google.com/p/icarofreire/" text:style-name="Internet_20_link" text:visited-style-name="Visited_20_Internet_20_Link"><text:span text:style-name="T51">code.goog</text:span></text:a><text:a xlink:type="simple" xlink:href="https://code.google.com/p/icarofreire/" text:style-name="Internet_20_link" text:visited-style-name="Visited_20_Internet_20_Link"><text:span text:style-name="T54">l</text:span></text:a><text:a xlink:type="simple" xlink:href="https://code.google.com/p/icarofreire/" text:style-name="Internet_20_link" text:visited-style-name="Visited_20_Internet_20_Link"><text:span text:style-name="T51">e.c</text:span></text:a><text:a xlink:type="simple" xlink:href="https://code.google.com/p/icarofreire/" text:style-name="Internet_20_link" text:visited-style-name="Visited_20_Internet_20_Link"><text:span text:style-name="T55">o</text:span></text:a><text:a xlink:type="simple" xlink:href="https://code.google.com/p/icarofreire/" text:style-name="Internet_20_link" text:visited-style-name="Visited_20_Internet_20_Link"><text:span text:style-name="T56">m</text:span></text:a><text:a xlink:type="simple" xlink:href="https://code.google.com/p/icarofreire/" text:style-name="Internet_20_link" text:visited-style-name="Visited_20_Internet_20_Link"><text:span text:style-name="T54">/</text:span></text:a><text:a xlink:type="simple" xlink:href="https://code.google.com/p/icarofreire/" text:style-name="Internet_20_link" text:visited-style-name="Visited_20_Internet_20_Link"><text:span text:style-name="T51">p</text:span></text:a><text:a xlink:type="simple" xlink:href="https://code.google.com/p/icarofreire/" text:style-name="Internet_20_link" text:visited-style-name="Visited_20_Internet_20_Link"><text:span text:style-name="T53">/</text:span></text:a><text:a xlink:type="simple" xlink:href="https://code.google.com/p/icarofreire/" text:style-name="Internet_20_link" text:visited-style-name="Visited_20_Internet_20_Link"><text:span text:style-name="T54">i</text:span></text:a><text:a xlink:type="simple" xlink:href="https://code.google.com/p/icarofreire/" text:style-name="Internet_20_link" text:visited-style-name="Visited_20_Internet_20_Link"><text:span text:style-name="T51">carofre</text:span></text:a><text:a xlink:type="simple" xlink:href="https://code.google.com/p/icarofreire/" text:style-name="Internet_20_link" text:visited-style-name="Visited_20_Internet_20_Link"><text:span text:style-name="T53">i</text:span></text:a><text:a xlink:type="simple" xlink:href="https://code.google.com/p/icarofreire/" text:style-name="Internet_20_link" text:visited-style-name="Visited_20_Internet_20_Link"><text:span text:style-name="T55">r</text:span></text:a><text:a xlink:type="simple" xlink:href="https://code.google.com/p/icarofreire/" text:style-name="Internet_20_link" text:visited-style-name="Visited_20_Internet_20_Link"><text:span text:style-name="T51">e/</text:span></text:a><text:span text:style-name="T52"> </text:span><text:a xlink:type="simple" xlink:href="https://github.com/icarofreire" text:style-name="Internet_20_link" text:visited-style-name="Visited_20_Internet_20_Link"><text:span text:style-name="T51">h</text:span></text:a><text:a xlink:type="simple" xlink:href="https://github.com/icarofreire" text:style-name="Internet_20_link" text:visited-style-name="Visited_20_Internet_20_Link"><text:span text:style-name="T53">tt</text:span></text:a><text:a xlink:type="simple" xlink:href="https://github.com/icarofreire" text:style-name="Internet_20_link" text:visited-style-name="Visited_20_Internet_20_Link"><text:span text:style-name="T51">ps</text:span></text:a><text:a xlink:type="simple" xlink:href="https://github.com/icarofreire" text:style-name="Internet_20_link" text:visited-style-name="Visited_20_Internet_20_Link"><text:span text:style-name="T53">:</text:span></text:a><text:a xlink:type="simple" xlink:href="https://github.com/icarofreire" text:style-name="Internet_20_link" text:visited-style-name="Visited_20_Internet_20_Link"><text:span text:style-name="T54">/</text:span></text:a><text:a xlink:type="simple" xlink:href="https://github.com/icarofreire" text:style-name="Internet_20_link" text:visited-style-name="Visited_20_Internet_20_Link"><text:span text:style-name="T53">/</text:span></text:a><text:a xlink:type="simple" xlink:href="https://github.com/icarofreire" text:style-name="Internet_20_link" text:visited-style-name="Visited_20_Internet_20_Link"><text:span text:style-name="T51">g</text:span></text:a><text:a xlink:type="simple" xlink:href="https://github.com/icarofreire" text:style-name="Internet_20_link" text:visited-style-name="Visited_20_Internet_20_Link"><text:span text:style-name="T53">it</text:span></text:a><text:a xlink:type="simple" xlink:href="https://github.com/icarofreire" text:style-name="Internet_20_link" text:visited-style-name="Visited_20_Internet_20_Link"><text:span text:style-name="T51">hub</text:span></text:a><text:a xlink:type="simple" xlink:href="https://github.com/icarofreire" text:style-name="Internet_20_link" text:visited-style-name="Visited_20_Internet_20_Link"><text:span text:style-name="T55">.</text:span></text:a><text:a xlink:type="simple" xlink:href="https://github.com/icarofreire" text:style-name="Internet_20_link" text:visited-style-name="Visited_20_Internet_20_Link"><text:span text:style-name="T51">co</text:span></text:a><text:a xlink:type="simple" xlink:href="https://github.com/icarofreire" text:style-name="Internet_20_link" text:visited-style-name="Visited_20_Internet_20_Link"><text:span text:style-name="T53">m/</text:span></text:a><text:a xlink:type="simple" xlink:href="https://github.com/icarofreire" text:style-name="Internet_20_link" text:visited-style-name="Visited_20_Internet_20_Link"><text:span text:style-name="T54">i</text:span></text:a><text:a xlink:type="simple" xlink:href="https://github.com/icarofreire" text:style-name="Internet_20_link" text:visited-style-name="Visited_20_Internet_20_Link"><text:span text:style-name="T51">carofr</text:span></text:a><text:a xlink:type="simple" xlink:href="https://github.com/icarofreire" text:style-name="Internet_20_link" text:visited-style-name="Visited_20_Internet_20_Link"><text:span text:style-name="T54">e</text:span></text:a><text:a xlink:type="simple" xlink:href="https://github.com/icarofreire" text:style-name="Internet_20_link" text:visited-style-name="Visited_20_Internet_20_Link"><text:span text:style-name="T53">i</text:span></text:a><text:a xlink:type="simple" xlink:href="https://github.com/icarofreire" text:style-name="Internet_20_link" text:visited-style-name="Visited_20_Internet_20_Link"><text:span text:style-name="T51">re</text:span></text:a><text:span text:style-name="T52"> </text:span><text:a xlink:type="simple" xlink:href="https://gist.github.com/icarofreire" text:style-name="Internet_20_link" text:visited-style-name="Visited_20_Internet_20_Link"><text:span text:style-name="T51">h</text:span></text:a><text:a xlink:type="simple" xlink:href="https://gist.github.com/icarofreire" text:style-name="Internet_20_link" text:visited-style-name="Visited_20_Internet_20_Link"><text:span text:style-name="T53">tt</text:span></text:a><text:a xlink:type="simple" xlink:href="https://gist.github.com/icarofreire" text:style-name="Internet_20_link" text:visited-style-name="Visited_20_Internet_20_Link"><text:span text:style-name="T51">ps</text:span></text:a><text:a xlink:type="simple" xlink:href="https://gist.github.com/icarofreire" text:style-name="Internet_20_link" text:visited-style-name="Visited_20_Internet_20_Link"><text:span text:style-name="T53">:</text:span></text:a><text:a xlink:type="simple" xlink:href="https://gist.github.com/icarofreire" text:style-name="Internet_20_link" text:visited-style-name="Visited_20_Internet_20_Link"><text:span text:style-name="T54">/</text:span></text:a><text:a xlink:type="simple" xlink:href="https://gist.github.com/icarofreire" text:style-name="Internet_20_link" text:visited-style-name="Visited_20_Internet_20_Link"><text:span text:style-name="T53">/</text:span></text:a><text:a xlink:type="simple" xlink:href="https://gist.github.com/icarofreire" text:style-name="Internet_20_link" text:visited-style-name="Visited_20_Internet_20_Link"><text:span text:style-name="T51">g</text:span></text:a><text:a xlink:type="simple" xlink:href="https://gist.github.com/icarofreire" text:style-name="Internet_20_link" text:visited-style-name="Visited_20_Internet_20_Link"><text:span text:style-name="T53">i</text:span></text:a><text:a xlink:type="simple" xlink:href="https://gist.github.com/icarofreire" text:style-name="Internet_20_link" text:visited-style-name="Visited_20_Internet_20_Link"><text:span text:style-name="T51">s</text:span></text:a><text:a xlink:type="simple" xlink:href="https://gist.github.com/icarofreire" text:style-name="Internet_20_link" text:visited-style-name="Visited_20_Internet_20_Link"><text:span text:style-name="T53">t</text:span></text:a><text:a xlink:type="simple" xlink:href="https://gist.github.com/icarofreire" text:style-name="Internet_20_link" text:visited-style-name="Visited_20_Internet_20_Link"><text:span text:style-name="T51">.g</text:span></text:a><text:a xlink:type="simple" xlink:href="https://gist.github.com/icarofreire" text:style-name="Internet_20_link" text:visited-style-name="Visited_20_Internet_20_Link"><text:span text:style-name="T54">i</text:span></text:a><text:a xlink:type="simple" xlink:href="https://gist.github.com/icarofreire" text:style-name="Internet_20_link" text:visited-style-name="Visited_20_Internet_20_Link"><text:span text:style-name="T53">t</text:span></text:a><text:a xlink:type="simple" xlink:href="https://gist.github.com/icarofreire" text:style-name="Internet_20_link" text:visited-style-name="Visited_20_Internet_20_Link"><text:span text:style-name="T51">hub.c</text:span></text:a><text:a xlink:type="simple" xlink:href="https://gist.github.com/icarofreire" text:style-name="Internet_20_link" text:visited-style-name="Visited_20_Internet_20_Link"><text:span text:style-name="T55">o</text:span></text:a><text:a xlink:type="simple" xlink:href="https://gist.github.com/icarofreire" text:style-name="Internet_20_link" text:visited-style-name="Visited_20_Internet_20_Link"><text:span text:style-name="T56">m</text:span></text:a><text:a xlink:type="simple" xlink:href="https://gist.github.com/icarofreire" text:style-name="Internet_20_link" text:visited-style-name="Visited_20_Internet_20_Link"><text:span text:style-name="T54">/</text:span></text:a><text:a xlink:type="simple" xlink:href="https://gist.github.com/icarofreire" text:style-name="Internet_20_link" text:visited-style-name="Visited_20_Internet_20_Link"><text:span text:style-name="T53">i</text:span></text:a><text:a xlink:type="simple" xlink:href="https://gist.github.com/icarofreire" text:style-name="Internet_20_link" text:visited-style-name="Visited_20_Internet_20_Link"><text:span text:style-name="T51">carof</text:span></text:a><text:a xlink:type="simple" xlink:href="https://gist.github.com/icarofreire" text:style-name="Internet_20_link" text:visited-style-name="Visited_20_Internet_20_Link"><text:span text:style-name="T55">r</text:span></text:a><text:a xlink:type="simple" xlink:href="https://gist.github.com/icarofreire" text:style-name="Internet_20_link" text:visited-style-name="Visited_20_Internet_20_Link"><text:span text:style-name="T51">e</text:span></text:a><text:a xlink:type="simple" xlink:href="https://gist.github.com/icarofreire" text:style-name="Internet_20_link" text:visited-style-name="Visited_20_Internet_20_Link"><text:span text:style-name="T53">i</text:span></text:a><text:a xlink:type="simple" xlink:href="https://gist.github.com/icarofreire" text:style-name="Internet_20_link" text:visited-style-name="Visited_20_Internet_20_Link"><text:span text:style-name="T51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4cm" fo:margin-bottom="0.494cm" fo:margin-left="1.799cm" fo:margin-right="2.152cm" style:writing-mode="lr-tb" style:layout-grid-color="#c0c0c0" style:layout-grid-lines="2726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3-30T09:54:51.915416858</dc:date>
    <dc:creator>icaro </dc:creator>
    <meta:editing-duration>PT3M11S</meta:editing-duration>
    <meta:editing-cycles>2</meta:editing-cycles>
    <meta:document-statistic meta:table-count="0" meta:image-count="0" meta:object-count="0" meta:page-count="2" meta:paragraph-count="58" meta:word-count="541" meta:character-count="4054" meta:non-whitespace-character-count="35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